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9" table:number-rows-spanned="1">
            <text:p>Weka duomenys</text:p>
          </table:table-cell>
          <table:covered-table-cell table:number-columns-repeated="5"/>
          <table:covered-table-cell table:number-columns-repeated="3" table:style-name="ce4"/>
          <table:table-cell table:style-name="Default" table:number-columns-repeated="3"/>
        </table:table-row>
        <table:table-row table:style-name="ro1">
          <table:table-cell office:value-type="string" calcext:value-type="string">
            <text:p>sepallength</text:p>
          </table:table-cell>
          <table:table-cell office:value-type="string" calcext:value-type="string">
            <text:p>sepalwidth</text:p>
          </table:table-cell>
          <table:table-cell office:value-type="string" calcext:value-type="string">
            <text:p>petallength</text:p>
          </table:table-cell>
          <table:table-cell office:value-type="string" calcext:value-type="string">
            <text:p>petalwidth</text:p>
          </table:table-cell>
          <table:table-cell office:value-type="string" calcext:value-type="string">
            <text:p>class</text:p>
          </table:table-cell>
          <table:table-cell/>
          <table:table-cell table:style-name="ce5" office:value-type="string" calcext:value-type="string">
            <text:p>prob_Iris-setosa</text:p>
          </table:table-cell>
          <table:table-cell table:style-name="Default" office:value-type="string" calcext:value-type="string">
            <text:p>excel_pred</text:p>
          </table:table-cell>
          <table:table-cell table:style-name="ce5" office:value-type="string" calcext:value-type="string">
            <text:p>prob_Iris-versicolor</text:p>
          </table:table-cell>
          <table:table-cell table:style-name="Default" office:value-type="string" calcext:value-type="string">
            <text:p>excel_pred</text:p>
          </table:table-cell>
          <table:table-cell table:style-name="ce5" office:value-type="string" calcext:value-type="string">
            <text:p>prob_Iris-virginica</text:p>
          </table:table-cell>
          <table:table-cell table:style-name="Default" office:value-type="string" calcext:value-type="string">
            <text:p>excel_pred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table:style-name="ce2" office:value-type="float" office:value="0.993843" calcext:value-type="float">
            <text:p>0.99</text:p>
          </table:table-cell>
          <table:table-cell table:style-name="ce2" table:formula="of:=[.J36]" office:value-type="float" office:value="0.994668132678031" calcext:value-type="float">
            <text:p>0.99</text:p>
          </table:table-cell>
          <table:table-cell table:style-name="ce2" office:value-type="float" office:value="0.006098" calcext:value-type="float">
            <text:p>0.01</text:p>
          </table:table-cell>
          <table:table-cell table:style-name="ce2" table:formula="of:=[.K36]" office:value-type="float" office:value="0.00509996965351263" calcext:value-type="float">
            <text:p>0.01</text:p>
          </table:table-cell>
          <table:table-cell table:style-name="ce2" office:value-type="float" office:value="0.000059" calcext:value-type="float">
            <text:p>0.00</text:p>
          </table:table-cell>
          <table:table-cell table:style-name="ce2" table:formula="of:=[.L36]" office:value-type="float" office:value="0.0000573826256233117" calcext:value-type="float">
            <text:p>0.00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table:style-name="ce2" office:value-type="float" office:value="0.991631" calcext:value-type="float">
            <text:p>0.99</text:p>
          </table:table-cell>
          <table:table-cell table:style-name="ce2" table:formula="of:=[.J37]" office:value-type="float" office:value="0.992682773385314" calcext:value-type="float">
            <text:p>0.99</text:p>
          </table:table-cell>
          <table:table-cell table:style-name="ce2" office:value-type="float" office:value="0.008305" calcext:value-type="float">
            <text:p>0.01</text:p>
          </table:table-cell>
          <table:table-cell table:style-name="ce2" table:formula="of:=[.K37]" office:value-type="float" office:value="0.00693669794051648" calcext:value-type="float">
            <text:p>0.01</text:p>
          </table:table-cell>
          <table:table-cell table:style-name="ce2" office:value-type="float" office:value="0.000064" calcext:value-type="float">
            <text:p>0.00</text:p>
          </table:table-cell>
          <table:table-cell table:style-name="ce2" table:formula="of:=[.L37]" office:value-type="float" office:value="0.00006135119960256" calcext:value-type="float">
            <text:p>0.0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table:style-name="ce2" office:value-type="float" office:value="0.993352" calcext:value-type="float">
            <text:p>0.99</text:p>
          </table:table-cell>
          <table:table-cell table:style-name="ce2" table:formula="of:=[.J38]" office:value-type="float" office:value="0.994175244712554" calcext:value-type="float">
            <text:p>0.99</text:p>
          </table:table-cell>
          <table:table-cell table:style-name="ce2" office:value-type="float" office:value="0.006587" calcext:value-type="float">
            <text:p>0.01</text:p>
          </table:table-cell>
          <table:table-cell table:style-name="ce2" table:formula="of:=[.K38]" office:value-type="float" office:value="0.00555788704524397" calcext:value-type="float">
            <text:p>0.01</text:p>
          </table:table-cell>
          <table:table-cell table:style-name="ce2" office:value-type="float" office:value="0.000061" calcext:value-type="float">
            <text:p>0.00</text:p>
          </table:table-cell>
          <table:table-cell table:style-name="ce2" table:formula="of:=[.L38]" office:value-type="float" office:value="0.0000588101740468452" calcext:value-type="float">
            <text:p>0.0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table:style-name="ce2" office:value-type="float" office:value="0.992401" calcext:value-type="float">
            <text:p>0.99</text:p>
          </table:table-cell>
          <table:table-cell table:style-name="ce2" table:formula="of:=[.J39]" office:value-type="float" office:value="0.993425659037132" calcext:value-type="float">
            <text:p>0.99</text:p>
          </table:table-cell>
          <table:table-cell table:style-name="ce2" office:value-type="float" office:value="0.007536" calcext:value-type="float">
            <text:p>0.01</text:p>
          </table:table-cell>
          <table:table-cell table:style-name="ce2" table:formula="of:=[.K39]" office:value-type="float" office:value="0.00625191440386971" calcext:value-type="float">
            <text:p>0.01</text:p>
          </table:table-cell>
          <table:table-cell table:style-name="ce2" office:value-type="float" office:value="0.000063" calcext:value-type="float">
            <text:p>0.00</text:p>
          </table:table-cell>
          <table:table-cell table:style-name="ce2" table:formula="of:=[.L39]" office:value-type="float" office:value="0.0000605220591471629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table:style-name="ce2" office:value-type="float" office:value="0.994193" calcext:value-type="float">
            <text:p>0.99</text:p>
          </table:table-cell>
          <table:table-cell table:style-name="ce2" table:formula="of:=[.J40]" office:value-type="float" office:value="0.994906182524847" calcext:value-type="float">
            <text:p>0.99</text:p>
          </table:table-cell>
          <table:table-cell table:style-name="ce2" office:value-type="float" office:value="0.005748" calcext:value-type="float">
            <text:p>0.01</text:p>
          </table:table-cell>
          <table:table-cell table:style-name="ce2" table:formula="of:=[.K40]" office:value-type="float" office:value="0.00487920680405037" calcext:value-type="float">
            <text:p>0.00</text:p>
          </table:table-cell>
          <table:table-cell table:style-name="ce2" office:value-type="float" office:value="0.000058" calcext:value-type="float">
            <text:p>0.00</text:p>
          </table:table-cell>
          <table:table-cell table:style-name="ce2" table:formula="of:=[.L40]" office:value-type="float" office:value="0.0000572363267023017" calcext:value-type="float">
            <text:p>0.0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/>
          <table:table-cell table:style-name="ce2" office:value-type="float" office:value="0.993356" calcext:value-type="float">
            <text:p>0.99</text:p>
          </table:table-cell>
          <table:table-cell table:style-name="ce2" table:formula="of:=[.J41]" office:value-type="float" office:value="0.994700396551993" calcext:value-type="float">
            <text:p>0.99</text:p>
          </table:table-cell>
          <table:table-cell table:style-name="ce2" office:value-type="float" office:value="0.006585" calcext:value-type="float">
            <text:p>0.01</text:p>
          </table:table-cell>
          <table:table-cell table:style-name="ce2" table:formula="of:=[.K41]" office:value-type="float" office:value="0.00506669561419089" calcext:value-type="float">
            <text:p>0.01</text:p>
          </table:table-cell>
          <table:table-cell table:style-name="ce2" office:value-type="float" office:value="0.000059" calcext:value-type="float">
            <text:p>0.00</text:p>
          </table:table-cell>
          <table:table-cell table:style-name="ce2" table:formula="of:=[.L41]" office:value-type="float" office:value="0.0000570645230318365" calcext:value-type="float">
            <text:p>0.0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/>
          <table:table-cell table:style-name="ce2" office:value-type="float" office:value="0.993447" calcext:value-type="float">
            <text:p>0.99</text:p>
          </table:table-cell>
          <table:table-cell table:style-name="ce2" table:formula="of:=[.J42]" office:value-type="float" office:value="0.994433942133595" calcext:value-type="float">
            <text:p>0.99</text:p>
          </table:table-cell>
          <table:table-cell table:style-name="ce2" office:value-type="float" office:value="0.006492" calcext:value-type="float">
            <text:p>0.01</text:p>
          </table:table-cell>
          <table:table-cell table:style-name="ce2" table:formula="of:=[.K42]" office:value-type="float" office:value="0.00531583877457804" calcext:value-type="float">
            <text:p>0.01</text:p>
          </table:table-cell>
          <table:table-cell table:style-name="ce2" office:value-type="float" office:value="0.000061" calcext:value-type="float">
            <text:p>0.00</text:p>
          </table:table-cell>
          <table:table-cell table:style-name="ce2" table:formula="of:=[.L42]" office:value-type="float" office:value="0.0000585079919284553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table:style-name="ce2" office:value-type="float" office:value="0.99338" calcext:value-type="float">
            <text:p>0.99</text:p>
          </table:table-cell>
          <table:table-cell table:style-name="ce2" table:formula="of:=[.J43]" office:value-type="float" office:value="0.994345110733629" calcext:value-type="float">
            <text:p>0.99</text:p>
          </table:table-cell>
          <table:table-cell table:style-name="ce2" office:value-type="float" office:value="0.00656" calcext:value-type="float">
            <text:p>0.01</text:p>
          </table:table-cell>
          <table:table-cell table:style-name="ce2" table:formula="of:=[.K43]" office:value-type="float" office:value="0.00539893283645815" calcext:value-type="float">
            <text:p>0.01</text:p>
          </table:table-cell>
          <table:table-cell table:style-name="ce2" office:value-type="float" office:value="0.00006" calcext:value-type="float">
            <text:p>0.00</text:p>
          </table:table-cell>
          <table:table-cell table:style-name="ce2" table:formula="of:=[.L43]" office:value-type="float" office:value="0.000057913932081271" calcext:value-type="float">
            <text:p>0.0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table:style-name="ce2" office:value-type="float" office:value="0.99177" calcext:value-type="float">
            <text:p>0.99</text:p>
          </table:table-cell>
          <table:table-cell table:style-name="ce2" table:formula="of:=[.J44]" office:value-type="float" office:value="0.992622809009634" calcext:value-type="float">
            <text:p>0.99</text:p>
          </table:table-cell>
          <table:table-cell table:style-name="ce2" office:value-type="float" office:value="0.008165" calcext:value-type="float">
            <text:p>0.01</text:p>
          </table:table-cell>
          <table:table-cell table:style-name="ce2" table:formula="of:=[.K44]" office:value-type="float" office:value="0.00699948787211657" calcext:value-type="float">
            <text:p>0.01</text:p>
          </table:table-cell>
          <table:table-cell table:style-name="ce2" office:value-type="float" office:value="0.000066" calcext:value-type="float">
            <text:p>0.00</text:p>
          </table:table-cell>
          <table:table-cell table:style-name="ce2" table:formula="of:=[.L44]" office:value-type="float" office:value="0.0000631815902331269" calcext:value-type="float">
            <text:p>0.00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/>
          <table:table-cell table:style-name="ce2" office:value-type="float" office:value="0.992784" calcext:value-type="float">
            <text:p>0.99</text:p>
          </table:table-cell>
          <table:table-cell table:style-name="ce2" table:formula="of:=[.J45]" office:value-type="float" office:value="0.993622674456167" calcext:value-type="float">
            <text:p>0.99</text:p>
          </table:table-cell>
          <table:table-cell table:style-name="ce2" office:value-type="float" office:value="0.007155" calcext:value-type="float">
            <text:p>0.01</text:p>
          </table:table-cell>
          <table:table-cell table:style-name="ce2" table:formula="of:=[.K45]" office:value-type="float" office:value="0.0060707413123826" calcext:value-type="float">
            <text:p>0.01</text:p>
          </table:table-cell>
          <table:table-cell table:style-name="ce2" office:value-type="float" office:value="0.000061" calcext:value-type="float">
            <text:p>0.00</text:p>
          </table:table-cell>
          <table:table-cell table:style-name="ce2" table:formula="of:=[.L45]" office:value-type="float" office:value="0.0000592425996274525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/>
          <table:table-cell table:style-name="ce2" office:value-type="float" office:value="0.004287" calcext:value-type="float">
            <text:p>0.00</text:p>
          </table:table-cell>
          <table:table-cell table:style-name="ce2" table:formula="of:=[.J46]" office:value-type="float" office:value="0.00454672516819848" calcext:value-type="float">
            <text:p>0.00</text:p>
          </table:table-cell>
          <table:table-cell table:style-name="ce2" office:value-type="float" office:value="0.988349" calcext:value-type="float">
            <text:p>0.99</text:p>
          </table:table-cell>
          <table:table-cell table:style-name="ce2" table:formula="of:=[.K46]" office:value-type="float" office:value="0.992400900549487" calcext:value-type="float">
            <text:p>0.99</text:p>
          </table:table-cell>
          <table:table-cell table:style-name="ce2" office:value-type="float" office:value="0.007364" calcext:value-type="float">
            <text:p>0.01</text:p>
          </table:table-cell>
          <table:table-cell table:style-name="ce2" table:formula="of:=[.L46]" office:value-type="float" office:value="0.00682111534563709" calcext:value-type="float">
            <text:p>0.0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table:style-name="ce2" office:value-type="float" office:value="0.004385" calcext:value-type="float">
            <text:p>0.00</text:p>
          </table:table-cell>
          <table:table-cell table:style-name="ce2" table:formula="of:=[.J47]" office:value-type="float" office:value="0.00482251095001891" calcext:value-type="float">
            <text:p>0.00</text:p>
          </table:table-cell>
          <table:table-cell table:style-name="ce2" office:value-type="float" office:value="0.987011" calcext:value-type="float">
            <text:p>0.99</text:p>
          </table:table-cell>
          <table:table-cell table:style-name="ce2" table:formula="of:=[.K47]" office:value-type="float" office:value="0.990502450449989" calcext:value-type="float">
            <text:p>0.99</text:p>
          </table:table-cell>
          <table:table-cell table:style-name="ce2" office:value-type="float" office:value="0.008604" calcext:value-type="float">
            <text:p>0.01</text:p>
          </table:table-cell>
          <table:table-cell table:style-name="ce2" table:formula="of:=[.L47]" office:value-type="float" office:value="0.00762084415019313" calcext:value-type="float">
            <text:p>0.0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table:style-name="ce2" office:value-type="float" office:value="0.002967" calcext:value-type="float">
            <text:p>0.00</text:p>
          </table:table-cell>
          <table:table-cell table:style-name="ce2" table:formula="of:=[.J48]" office:value-type="float" office:value="0.00302945015534187" calcext:value-type="float">
            <text:p>0.00</text:p>
          </table:table-cell>
          <table:table-cell table:style-name="ce6" office:value-type="float" office:value="0.98165" calcext:value-type="float">
            <text:p>0.98</text:p>
          </table:table-cell>
          <table:table-cell table:style-name="ce6" table:formula="of:=[.K48]" office:value-type="float" office:value="0.987972698388332" calcext:value-type="float">
            <text:p>0.99</text:p>
          </table:table-cell>
          <table:table-cell table:style-name="ce6" office:value-type="float" office:value="0.015382" calcext:value-type="float">
            <text:p>0.02</text:p>
          </table:table-cell>
          <table:table-cell table:style-name="ce6" table:formula="of:=[.L48]" office:value-type="float" office:value="0.0144522955374326" calcext:value-type="float">
            <text:p>0.0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table:style-name="ce2" office:value-type="float" office:value="0.004036" calcext:value-type="float">
            <text:p>0.00</text:p>
          </table:table-cell>
          <table:table-cell table:style-name="ce2" table:formula="of:=[.J49]" office:value-type="float" office:value="0.00319789221522778" calcext:value-type="float">
            <text:p>0.00</text:p>
          </table:table-cell>
          <table:table-cell table:style-name="ce2" office:value-type="float" office:value="0.986839" calcext:value-type="float">
            <text:p>0.99</text:p>
          </table:table-cell>
          <table:table-cell table:style-name="ce2" table:formula="of:=[.K49]" office:value-type="float" office:value="0.989928313277008" calcext:value-type="float">
            <text:p>0.99</text:p>
          </table:table-cell>
          <table:table-cell table:style-name="ce2" office:value-type="float" office:value="0.009125" calcext:value-type="float">
            <text:p>0.01</text:p>
          </table:table-cell>
          <table:table-cell table:style-name="ce2" table:formula="of:=[.L49]" office:value-type="float" office:value="0.0127984525525656" calcext:value-type="float">
            <text:p>0.0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table:style-name="ce2" office:value-type="float" office:value="0.002827" calcext:value-type="float">
            <text:p>0.00</text:p>
          </table:table-cell>
          <table:table-cell table:style-name="ce2" table:formula="of:=[.J50]" office:value-type="float" office:value="0.00259175437106815" calcext:value-type="float">
            <text:p>0.00</text:p>
          </table:table-cell>
          <table:table-cell table:style-name="ce2" office:value-type="float" office:value="0.979675" calcext:value-type="float">
            <text:p>0.98</text:p>
          </table:table-cell>
          <table:table-cell table:style-name="ce2" table:formula="of:=[.K50]" office:value-type="float" office:value="0.983625952587264" calcext:value-type="float">
            <text:p>0.98</text:p>
          </table:table-cell>
          <table:table-cell table:style-name="ce2" office:value-type="float" office:value="0.017498" calcext:value-type="float">
            <text:p>0.02</text:p>
          </table:table-cell>
          <table:table-cell table:style-name="ce2" table:formula="of:=[.L50]" office:value-type="float" office:value="0.0211042929003437" calcext:value-type="float">
            <text:p>0.0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table:style-name="ce2" office:value-type="float" office:value="0.00449" calcext:value-type="float">
            <text:p>0.00</text:p>
          </table:table-cell>
          <table:table-cell table:style-name="ce2" table:formula="of:=[.J51]" office:value-type="float" office:value="0.00407359806595415" calcext:value-type="float">
            <text:p>0.00</text:p>
          </table:table-cell>
          <table:table-cell table:style-name="ce2" office:value-type="float" office:value="0.986532" calcext:value-type="float">
            <text:p>0.99</text:p>
          </table:table-cell>
          <table:table-cell table:style-name="ce2" table:formula="of:=[.K51]" office:value-type="float" office:value="0.989458224161588" calcext:value-type="float">
            <text:p>0.99</text:p>
          </table:table-cell>
          <table:table-cell table:style-name="ce2" office:value-type="float" office:value="0.008978" calcext:value-type="float">
            <text:p>0.01</text:p>
          </table:table-cell>
          <table:table-cell table:style-name="ce2" table:formula="of:=[.L51]" office:value-type="float" office:value="0.0101707803902455" calcext:value-type="float">
            <text:p>0.0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/>
          <table:table-cell table:style-name="ce2" office:value-type="float" office:value="0.003355" calcext:value-type="float">
            <text:p>0.00</text:p>
          </table:table-cell>
          <table:table-cell table:style-name="ce2" table:formula="of:=[.J52]" office:value-type="float" office:value="0.00390905928429641" calcext:value-type="float">
            <text:p>0.00</text:p>
          </table:table-cell>
          <table:table-cell table:style-name="ce6" office:value-type="float" office:value="0.980081" calcext:value-type="float">
            <text:p>0.98</text:p>
          </table:table-cell>
          <table:table-cell table:style-name="ce6" table:formula="of:=[.K52]" office:value-type="float" office:value="0.98559724162491" calcext:value-type="float">
            <text:p>0.99</text:p>
          </table:table-cell>
          <table:table-cell table:style-name="ce6" office:value-type="float" office:value="0.016564" calcext:value-type="float">
            <text:p>0.02</text:p>
          </table:table-cell>
          <table:table-cell table:style-name="ce6" table:formula="of:=[.L52]" office:value-type="float" office:value="0.0125898602997054" calcext:value-type="float">
            <text:p>0.0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/>
          <table:table-cell table:style-name="ce6" office:value-type="float" office:value="0.018874" calcext:value-type="float">
            <text:p>0.02</text:p>
          </table:table-cell>
          <table:table-cell table:style-name="ce6" table:formula="of:=[.J53]" office:value-type="float" office:value="0.0123386011973904" calcext:value-type="float">
            <text:p>0.01</text:p>
          </table:table-cell>
          <table:table-cell table:style-name="ce2" office:value-type="float" office:value="0.977449" calcext:value-type="float">
            <text:p>0.98</text:p>
          </table:table-cell>
          <table:table-cell table:style-name="ce2" table:formula="of:=[.K53]" office:value-type="float" office:value="0.984028037932039" calcext:value-type="float">
            <text:p>0.98</text:p>
          </table:table-cell>
          <table:table-cell table:style-name="ce2" office:value-type="float" office:value="0.003677" calcext:value-type="float">
            <text:p>0.00</text:p>
          </table:table-cell>
          <table:table-cell table:style-name="ce2" table:formula="of:=[.L53]" office:value-type="float" office:value="0.00451336325451954" calcext:value-type="float">
            <text:p>0.0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table:style-name="ce2" office:value-type="float" office:value="0.004236" calcext:value-type="float">
            <text:p>0.00</text:p>
          </table:table-cell>
          <table:table-cell table:style-name="ce2" table:formula="of:=[.J54]" office:value-type="float" office:value="0.00403314579542814" calcext:value-type="float">
            <text:p>0.00</text:p>
          </table:table-cell>
          <table:table-cell table:style-name="ce2" office:value-type="float" office:value="0.988215" calcext:value-type="float">
            <text:p>0.99</text:p>
          </table:table-cell>
          <table:table-cell table:style-name="ce2" table:formula="of:=[.K54]" office:value-type="float" office:value="0.992628883056303" calcext:value-type="float">
            <text:p>0.99</text:p>
          </table:table-cell>
          <table:table-cell table:style-name="ce2" office:value-type="float" office:value="0.007549" calcext:value-type="float">
            <text:p>0.01</text:p>
          </table:table-cell>
          <table:table-cell table:style-name="ce2" table:formula="of:=[.L54]" office:value-type="float" office:value="0.00781527747814877" calcext:value-type="float">
            <text:p>0.0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/>
          <table:table-cell table:style-name="ce2" office:value-type="float" office:value="0.005622" calcext:value-type="float">
            <text:p>0.01</text:p>
          </table:table-cell>
          <table:table-cell table:style-name="ce2" table:formula="of:=[.J55]" office:value-type="float" office:value="0.00504746006663922" calcext:value-type="float">
            <text:p>0.01</text:p>
          </table:table-cell>
          <table:table-cell table:style-name="ce2" office:value-type="float" office:value="0.986684" calcext:value-type="float">
            <text:p>0.99</text:p>
          </table:table-cell>
          <table:table-cell table:style-name="ce2" table:formula="of:=[.K55]" office:value-type="float" office:value="0.989456636688009" calcext:value-type="float">
            <text:p>0.99</text:p>
          </table:table-cell>
          <table:table-cell table:style-name="ce2" office:value-type="float" office:value="0.007694" calcext:value-type="float">
            <text:p>0.01</text:p>
          </table:table-cell>
          <table:table-cell table:style-name="ce2" table:formula="of:=[.L55]" office:value-type="float" office:value="0.00848812736176419" calcext:value-type="float">
            <text:p>0.0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/>
          <table:table-cell table:style-name="ce2" office:value-type="float" office:value="0.000091" calcext:value-type="float">
            <text:p>0.00</text:p>
          </table:table-cell>
          <table:table-cell table:style-name="ce2" table:formula="of:=[.J56]" office:value-type="float" office:value="0.0000906734219365186" calcext:value-type="float">
            <text:p>0.00</text:p>
          </table:table-cell>
          <table:table-cell table:style-name="ce2" office:value-type="float" office:value="0.000366" calcext:value-type="float">
            <text:p>0.00</text:p>
          </table:table-cell>
          <table:table-cell table:style-name="ce2" table:formula="of:=[.K56]" office:value-type="float" office:value="0.000365308191643166" calcext:value-type="float">
            <text:p>0.00</text:p>
          </table:table-cell>
          <table:table-cell table:style-name="ce2" office:value-type="float" office:value="0.999543" calcext:value-type="float">
            <text:p>1.00</text:p>
          </table:table-cell>
          <table:table-cell table:style-name="ce2" table:formula="of:=[.L56]" office:value-type="float" office:value="0.999464060359442" calcext:value-type="float">
            <text:p>1.0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/>
          <table:table-cell table:style-name="ce2" office:value-type="float" office:value="0.000143" calcext:value-type="float">
            <text:p>0.00</text:p>
          </table:table-cell>
          <table:table-cell table:style-name="ce2" table:formula="of:=[.J57]" office:value-type="float" office:value="0.000121692559981686" calcext:value-type="float">
            <text:p>0.00</text:p>
          </table:table-cell>
          <table:table-cell table:style-name="ce2" office:value-type="float" office:value="0.001578" calcext:value-type="float">
            <text:p>0.00</text:p>
          </table:table-cell>
          <table:table-cell table:style-name="ce2" table:formula="of:=[.K57]" office:value-type="float" office:value="0.000932385693096913" calcext:value-type="float">
            <text:p>0.00</text:p>
          </table:table-cell>
          <table:table-cell table:style-name="ce2" office:value-type="float" office:value="0.998278" calcext:value-type="float">
            <text:p>1.00</text:p>
          </table:table-cell>
          <table:table-cell table:style-name="ce2" table:formula="of:=[.L57]" office:value-type="float" office:value="0.998669249934045" calcext:value-type="float">
            <text:p>1.00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/>
          <table:table-cell table:style-name="ce2" office:value-type="float" office:value="0.000098" calcext:value-type="float">
            <text:p>0.00</text:p>
          </table:table-cell>
          <table:table-cell table:style-name="ce2" table:formula="of:=[.J58]" office:value-type="float" office:value="0.0000953419350256414" calcext:value-type="float">
            <text:p>0.00</text:p>
          </table:table-cell>
          <table:table-cell table:style-name="ce2" office:value-type="float" office:value="0.00048" calcext:value-type="float">
            <text:p>0.00</text:p>
          </table:table-cell>
          <table:table-cell table:style-name="ce2" table:formula="of:=[.K58]" office:value-type="float" office:value="0.000448671482004584" calcext:value-type="float">
            <text:p>0.00</text:p>
          </table:table-cell>
          <table:table-cell table:style-name="ce2" office:value-type="float" office:value="0.999422" calcext:value-type="float">
            <text:p>1.00</text:p>
          </table:table-cell>
          <table:table-cell table:style-name="ce2" table:formula="of:=[.L58]" office:value-type="float" office:value="0.999351457658155" calcext:value-type="float">
            <text:p>1.0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table:style-name="ce2" office:value-type="float" office:value="0.000148" calcext:value-type="float">
            <text:p>0.00</text:p>
          </table:table-cell>
          <table:table-cell table:style-name="ce2" table:formula="of:=[.J59]" office:value-type="float" office:value="0.000128309136498923" calcext:value-type="float">
            <text:p>0.00</text:p>
          </table:table-cell>
          <table:table-cell table:style-name="ce2" office:value-type="float" office:value="0.001864" calcext:value-type="float">
            <text:p>0.00</text:p>
          </table:table-cell>
          <table:table-cell table:style-name="ce2" table:formula="of:=[.K59]" office:value-type="float" office:value="0.00115996751819729" calcext:value-type="float">
            <text:p>0.00</text:p>
          </table:table-cell>
          <table:table-cell table:style-name="ce2" office:value-type="float" office:value="0.997988" calcext:value-type="float">
            <text:p>1.00</text:p>
          </table:table-cell>
          <table:table-cell table:style-name="ce2" table:formula="of:=[.L59]" office:value-type="float" office:value="0.99836778559933" calcext:value-type="float">
            <text:p>1.0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/>
          <table:table-cell table:style-name="ce2" office:value-type="float" office:value="0.000094" calcext:value-type="float">
            <text:p>0.00</text:p>
          </table:table-cell>
          <table:table-cell table:style-name="ce2" table:formula="of:=[.J60]" office:value-type="float" office:value="0.000092699331899142" calcext:value-type="float">
            <text:p>0.00</text:p>
          </table:table-cell>
          <table:table-cell table:style-name="ce2" office:value-type="float" office:value="0.000408" calcext:value-type="float">
            <text:p>0.00</text:p>
          </table:table-cell>
          <table:table-cell table:style-name="ce2" table:formula="of:=[.K60]" office:value-type="float" office:value="0.000395186690986743" calcext:value-type="float">
            <text:p>0.00</text:p>
          </table:table-cell>
          <table:table-cell table:style-name="ce2" office:value-type="float" office:value="0.999498" calcext:value-type="float">
            <text:p>1.00</text:p>
          </table:table-cell>
          <table:table-cell table:style-name="ce2" table:formula="of:=[.L60]" office:value-type="float" office:value="0.999422185674024" calcext:value-type="float">
            <text:p>1.00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/>
          <table:table-cell table:style-name="ce2" office:value-type="float" office:value="0.000091" calcext:value-type="float">
            <text:p>0.00</text:p>
          </table:table-cell>
          <table:table-cell table:style-name="ce2" table:formula="of:=[.J61]" office:value-type="float" office:value="0.0000898354640159204" calcext:value-type="float">
            <text:p>0.00</text:p>
          </table:table-cell>
          <table:table-cell table:style-name="ce2" office:value-type="float" office:value="0.00039" calcext:value-type="float">
            <text:p>0.00</text:p>
          </table:table-cell>
          <table:table-cell table:style-name="ce2" table:formula="of:=[.K61]" office:value-type="float" office:value="0.00038164370911038" calcext:value-type="float">
            <text:p>0.00</text:p>
          </table:table-cell>
          <table:table-cell table:style-name="ce2" office:value-type="float" office:value="0.999519" calcext:value-type="float">
            <text:p>1.00</text:p>
          </table:table-cell>
          <table:table-cell table:style-name="ce2" table:formula="of:=[.L61]" office:value-type="float" office:value="0.999449783146631" calcext:value-type="float">
            <text:p>1.00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  <table:table-cell/>
          <table:table-cell table:style-name="ce2" office:value-type="float" office:value="0.000485" calcext:value-type="float">
            <text:p>0.00</text:p>
          </table:table-cell>
          <table:table-cell table:style-name="ce2" table:formula="of:=[.J62]" office:value-type="float" office:value="0.000282248228617045" calcext:value-type="float">
            <text:p>0.00</text:p>
          </table:table-cell>
          <table:table-cell table:style-name="ce6" office:value-type="float" office:value="0.082611" calcext:value-type="float">
            <text:p>0.08</text:p>
          </table:table-cell>
          <table:table-cell table:style-name="ce6" table:formula="of:=[.K62]" office:value-type="float" office:value="0.0150151676290371" calcext:value-type="float">
            <text:p>0.02</text:p>
          </table:table-cell>
          <table:table-cell table:style-name="ce6" office:value-type="float" office:value="0.916904" calcext:value-type="float">
            <text:p>0.92</text:p>
          </table:table-cell>
          <table:table-cell table:style-name="ce6" table:formula="of:=[.L62]" office:value-type="float" office:value="0.980958984993715" calcext:value-type="float">
            <text:p>0.98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table:style-name="ce2" office:value-type="float" office:value="0.000107" calcext:value-type="float">
            <text:p>0.00</text:p>
          </table:table-cell>
          <table:table-cell table:style-name="ce2" table:formula="of:=[.J63]" office:value-type="float" office:value="0.0000995698351178135" calcext:value-type="float">
            <text:p>0.00</text:p>
          </table:table-cell>
          <table:table-cell table:style-name="ce2" office:value-type="float" office:value="0.000673" calcext:value-type="float">
            <text:p>0.00</text:p>
          </table:table-cell>
          <table:table-cell table:style-name="ce2" table:formula="of:=[.K63]" office:value-type="float" office:value="0.000534164385965221" calcext:value-type="float">
            <text:p>0.00</text:p>
          </table:table-cell>
          <table:table-cell table:style-name="ce2" office:value-type="float" office:value="0.99922" calcext:value-type="float">
            <text:p>1.00</text:p>
          </table:table-cell>
          <table:table-cell table:style-name="ce2" table:formula="of:=[.L63]" office:value-type="float" office:value="0.999238062924368" calcext:value-type="float">
            <text:p>1.0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table:style-name="ce2" office:value-type="float" office:value="0.000108" calcext:value-type="float">
            <text:p>0.00</text:p>
          </table:table-cell>
          <table:table-cell table:style-name="ce2" table:formula="of:=[.J64]" office:value-type="float" office:value="0.0000968982924797577" calcext:value-type="float">
            <text:p>0.00</text:p>
          </table:table-cell>
          <table:table-cell table:style-name="ce2" office:value-type="float" office:value="0.000687" calcext:value-type="float">
            <text:p>0.00</text:p>
          </table:table-cell>
          <table:table-cell table:style-name="ce2" table:formula="of:=[.K64]" office:value-type="float" office:value="0.000487780613183982" calcext:value-type="float">
            <text:p>0.00</text:p>
          </table:table-cell>
          <table:table-cell table:style-name="ce2" office:value-type="float" office:value="0.999206" calcext:value-type="float">
            <text:p>1.00</text:p>
          </table:table-cell>
          <table:table-cell table:style-name="ce2" table:formula="of:=[.L64]" office:value-type="float" office:value="0.999303194617843" calcext:value-type="float">
            <text:p>1.0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/>
          <table:table-cell table:style-name="ce2" office:value-type="float" office:value="0.000091" calcext:value-type="float">
            <text:p>0.00</text:p>
          </table:table-cell>
          <table:table-cell table:style-name="ce2" table:formula="of:=[.J65]" office:value-type="float" office:value="0.0000923107261894805" calcext:value-type="float">
            <text:p>0.00</text:p>
          </table:table-cell>
          <table:table-cell table:style-name="ce2" office:value-type="float" office:value="0.000379" calcext:value-type="float">
            <text:p>0.00</text:p>
          </table:table-cell>
          <table:table-cell table:style-name="ce2" table:formula="of:=[.K65]" office:value-type="float" office:value="0.000383131881026233" calcext:value-type="float">
            <text:p>0.00</text:p>
          </table:table-cell>
          <table:table-cell table:style-name="ce2" office:value-type="float" office:value="0.99953" calcext:value-type="float">
            <text:p>1.00</text:p>
          </table:table-cell>
          <table:table-cell table:style-name="ce2" table:formula="of:=[.L65]" office:value-type="float" office:value="0.999435232446348" calcext:value-type="float">
            <text:p>1.00</text:p>
          </table:table-cell>
        </table:table-row>
        <table:table-row table:style-name="ro1">
          <table:table-cell table:number-columns-repeated="6"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Modelis</text:p>
          </table:table-cell>
          <table:covered-table-cell table:number-columns-repeated="5"/>
          <table:covered-table-cell table:number-columns-repeated="3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sepallength</text:p>
          </table:table-cell>
          <table:table-cell office:value-type="string" calcext:value-type="string">
            <text:p>sepalwidth</text:p>
          </table:table-cell>
          <table:table-cell office:value-type="string" calcext:value-type="string">
            <text:p>petallength</text:p>
          </table:table-cell>
          <table:table-cell office:value-type="string" calcext:value-type="string">
            <text:p>petalwidth</text:p>
          </table:table-cell>
          <table:table-cell office:value-type="string" calcext:value-type="string">
            <text:p>a7+sig</text:p>
          </table:table-cell>
          <table:table-cell office:value-type="string" calcext:value-type="string">
            <text:p>a6+sig</text:p>
          </table:table-cell>
          <table:table-cell table:style-name="Default" office:value-type="string" calcext:value-type="string">
            <text:p>a5+sig</text:p>
          </table:table-cell>
          <table:table-cell table:style-name="Default" office:value-type="string" calcext:value-type="string">
            <text:p>a4+sig</text:p>
          </table:table-cell>
          <table:table-cell table:style-name="Default" office:value-type="string" calcext:value-type="string">
            <text:p>a3+sig</text:p>
          </table:table-cell>
          <table:table-cell table:style-name="Default" office:value-type="string" calcext:value-type="string">
            <text:p>a0+sig</text:p>
          </table:table-cell>
          <table:table-cell table:style-name="Default" office:value-type="string" calcext:value-type="string">
            <text:p>a1+sig</text:p>
          </table:table-cell>
          <table:table-cell table:style-name="Default" office:value-type="string" calcext:value-type="string">
            <text:p>a2+sig</text:p>
          </table:table-cell>
        </table:table-row>
        <table:table-row table:style-name="ro1">
          <table:table-cell table:style-name="ce2" table:formula="of:=(2 * [.A3] - MIN([.A$3:.A$32]) - MAX([.A$3:.A$32])) / (MAX([.A$3:.A$32]) - MIN([.A$3:.A$32]))" office:value-type="float" office:value="-0.5625" calcext:value-type="float">
            <text:p>-0.56</text:p>
          </table:table-cell>
          <table:table-cell table:style-name="ce2" table:formula="of:=(2 * [.B3] - MIN([.B$3:.B$32]) - MAX([.B$3:.B$32])) / (MAX([.B$3:.B$32]) - MIN([.B$3:.B$32]))" office:value-type="float" office:value="0.5" calcext:value-type="float">
            <text:p>0.50</text:p>
          </table:table-cell>
          <table:table-cell table:style-name="ce2" table:formula="of:=(2 * [.C3] - MIN([.C$3:.C$32]) - MAX([.C$3:.C$32])) / (MAX([.C$3:.C$32]) - MIN([.C$3:.C$32]))" office:value-type="float" office:value="-0.962264150943396" calcext:value-type="float">
            <text:p>-0.96</text:p>
          </table:table-cell>
          <table:table-cell table:style-name="ce2" table:formula="of:=(2 * [.D3] - MIN([.D$3:.D$32]) - MAX([.D$3:.D$32])) / (MAX([.D$3:.D$32]) - MIN([.D$3:.D$32]))" office:value-type="float" office:value="-0.916666666666667" calcext:value-type="float">
            <text:p>-0.92</text:p>
          </table:table-cell>
          <table:table-cell table:style-name="ce3" table:formula="of:=1/(1+EXP(-([.B$69]+[.$A36]*[.B$70]+[.$B36]*[.B$71]+[.$C36]*[.B$72]+[.$D36]*[.B$73])))" office:value-type="float" office:value="0.0150953212757063" calcext:value-type="float">
            <text:p>0.02</text:p>
          </table:table-cell>
          <table:table-cell table:style-name="ce3" table:formula="of:=1/(1+EXP(-([.C$69]+[.$A36]*[.C$70]+[.$B36]*[.C$71]+[.$C36]*[.C$72]+[.$D36]*[.C$73])))" office:value-type="float" office:value="0.00000000058957669864" calcext:value-type="float">
            <text:p>0.00</text:p>
          </table:table-cell>
          <table:table-cell table:formula="of:=1/(1+EXP(-([.D$69]+[.$A36]*[.D$70]+[.$B36]*[.D$71]+[.$C36]*[.D$72]+[.$D36]*[.D$73])))" office:value-type="float" office:value="0.00000000243084178272" calcext:value-type="float">
            <text:p>0.00</text:p>
          </table:table-cell>
          <table:table-cell table:formula="of:=1/(1+EXP(-([.E$69]+[.$A36]*[.E$70]+[.$B36]*[.E$71]+[.$C36]*[.E$72]+[.$D36]*[.E$73])))" office:value-type="float" office:value="0.0565418608212005" calcext:value-type="float">
            <text:p>0.06</text:p>
          </table:table-cell>
          <table:table-cell table:formula="of:=1/(1+EXP(-([.F$69]+[.$A36]*[.F$70]+[.$B36]*[.F$71]+[.$C36]*[.F$72]+[.$D36]*[.F$73])))" office:value-type="float" office:value="0.992632618157219" calcext:value-type="float">
            <text:p>0.99</text:p>
          </table:table-cell>
          <table:table-cell table:formula="of:=1/(1+EXP(-([.B$76]+[.$I36]*[.B$77]+[.$H36]*[.B$78]+[.$G36]*[.B$79]+[.$F36]*[.B$80]+[.$E36]*[.B$81])))" office:value-type="float" office:value="0.994668132678031" calcext:value-type="float">
            <text:p>0.99</text:p>
          </table:table-cell>
          <table:table-cell table:formula="of:=1/(1+EXP(-([.C$76]+[.$I36]*[.C$77]+[.$H36]*[.C$78]+[.$G36]*[.C$79]+[.$F36]*[.C$80]+[.$E36]*[.C$81])))" office:value-type="float" office:value="0.00509996965351263" calcext:value-type="float">
            <text:p>0.01</text:p>
          </table:table-cell>
          <table:table-cell table:formula="of:=1/(1+EXP(-([.D$76]+[.$I36]*[.D$77]+[.$H36]*[.D$78]+[.$G36]*[.D$79]+[.$F36]*[.D$80]+[.$E36]*[.D$81])))" office:value-type="float" office:value="0.0000573826256233117" calcext:value-type="float">
            <text:p>0.00</text:p>
          </table:table-cell>
        </table:table-row>
        <table:table-row table:style-name="ro1">
          <table:table-cell table:style-name="ce2" table:formula="of:=(2 * [.A4] - MIN([.A$3:.A$32]) - MAX([.A$3:.A$32])) / (MAX([.A$3:.A$32]) - MIN([.A$3:.A$32]))" office:value-type="float" office:value="-0.6875" calcext:value-type="float">
            <text:p>-0.69</text:p>
          </table:table-cell>
          <table:table-cell table:style-name="ce2" table:formula="of:=(2 * [.B4] - MIN([.B$3:.B$32]) - MAX([.B$3:.B$32])) / (MAX([.B$3:.B$32]) - MIN([.B$3:.B$32]))" office:value-type="float" office:value="-0.125" calcext:value-type="float">
            <text:p>-0.12</text:p>
          </table:table-cell>
          <table:table-cell table:style-name="ce2" table:formula="of:=(2 * [.C4] - MIN([.C$3:.C$32]) - MAX([.C$3:.C$32])) / (MAX([.C$3:.C$32]) - MIN([.C$3:.C$32]))" office:value-type="float" office:value="-0.962264150943396" calcext:value-type="float">
            <text:p>-0.96</text:p>
          </table:table-cell>
          <table:table-cell table:style-name="ce2" table:formula="of:=(2 * [.D4] - MIN([.D$3:.D$32]) - MAX([.D$3:.D$32])) / (MAX([.D$3:.D$32]) - MIN([.D$3:.D$32]))" office:value-type="float" office:value="-0.916666666666667" calcext:value-type="float">
            <text:p>-0.92</text:p>
          </table:table-cell>
          <table:table-cell table:style-name="ce3" table:formula="of:=1/(1+EXP(-([.B$69]+[.$A37]*[.B$70]+[.$B37]*[.B$71]+[.$C37]*[.B$72]+[.$D37]*[.B$73])))" office:value-type="float" office:value="0.0410106190567675" calcext:value-type="float">
            <text:p>0.04</text:p>
          </table:table-cell>
          <table:table-cell table:style-name="ce3" table:formula="of:=1/(1+EXP(-([.C$69]+[.$A37]*[.C$70]+[.$B37]*[.C$71]+[.$C37]*[.C$72]+[.$D37]*[.C$73])))" office:value-type="float" office:value="0.00000000339244569606" calcext:value-type="float">
            <text:p>0.00</text:p>
          </table:table-cell>
          <table:table-cell table:formula="of:=1/(1+EXP(-([.D$69]+[.$A37]*[.D$70]+[.$B37]*[.D$71]+[.$C37]*[.D$72]+[.$D37]*[.D$73])))" office:value-type="float" office:value="0.00000001236490271903" calcext:value-type="float">
            <text:p>0.00</text:p>
          </table:table-cell>
          <table:table-cell table:formula="of:=1/(1+EXP(-([.E$69]+[.$A37]*[.E$70]+[.$B37]*[.E$71]+[.$C37]*[.E$72]+[.$D37]*[.E$73])))" office:value-type="float" office:value="0.110624280073047" calcext:value-type="float">
            <text:p>0.11</text:p>
          </table:table-cell>
          <table:table-cell table:formula="of:=1/(1+EXP(-([.F$69]+[.$A37]*[.F$70]+[.$B37]*[.F$71]+[.$C37]*[.F$72]+[.$D37]*[.F$73])))" office:value-type="float" office:value="0.973579510529933" calcext:value-type="float">
            <text:p>0.97</text:p>
          </table:table-cell>
          <table:table-cell table:formula="of:=1/(1+EXP(-([.B$76]+[.$I37]*[.B$77]+[.$H37]*[.B$78]+[.$G37]*[.B$79]+[.$F37]*[.B$80]+[.$E37]*[.B$81])))" office:value-type="float" office:value="0.992682773385314" calcext:value-type="float">
            <text:p>0.99</text:p>
          </table:table-cell>
          <table:table-cell table:formula="of:=1/(1+EXP(-([.C$76]+[.$I37]*[.C$77]+[.$H37]*[.C$78]+[.$G37]*[.C$79]+[.$F37]*[.C$80]+[.$E37]*[.C$81])))" office:value-type="float" office:value="0.00693669794051648" calcext:value-type="float">
            <text:p>0.01</text:p>
          </table:table-cell>
          <table:table-cell table:formula="of:=1/(1+EXP(-([.D$76]+[.$I37]*[.D$77]+[.$H37]*[.D$78]+[.$G37]*[.D$79]+[.$F37]*[.D$80]+[.$E37]*[.D$81])))" office:value-type="float" office:value="0.00006135119960256" calcext:value-type="float">
            <text:p>0.00</text:p>
          </table:table-cell>
        </table:table-row>
        <table:table-row table:style-name="ro1">
          <table:table-cell table:style-name="ce2" table:formula="of:=(2 * [.A5] - MIN([.A$3:.A$32]) - MAX([.A$3:.A$32])) / (MAX([.A$3:.A$32]) - MIN([.A$3:.A$32]))" office:value-type="float" office:value="-0.8125" calcext:value-type="float">
            <text:p>-0.81</text:p>
          </table:table-cell>
          <table:table-cell table:style-name="ce2" table:formula="of:=(2 * [.B5] - MIN([.B$3:.B$32]) - MAX([.B$3:.B$32])) / (MAX([.B$3:.B$32]) - MIN([.B$3:.B$32]))" office:value-type="float" office:value="0.125" calcext:value-type="float">
            <text:p>0.13</text:p>
          </table:table-cell>
          <table:table-cell table:style-name="ce2" table:formula="of:=(2 * [.C5] - MIN([.C$3:.C$32]) - MAX([.C$3:.C$32])) / (MAX([.C$3:.C$32]) - MIN([.C$3:.C$32]))" office:value-type="float" office:value="-1" calcext:value-type="float">
            <text:p>-1.00</text:p>
          </table:table-cell>
          <table:table-cell table:style-name="ce2" table:formula="of:=(2 * [.D5] - MIN([.D$3:.D$32]) - MAX([.D$3:.D$32])) / (MAX([.D$3:.D$32]) - MIN([.D$3:.D$32]))" office:value-type="float" office:value="-0.916666666666667" calcext:value-type="float">
            <text:p>-0.92</text:p>
          </table:table-cell>
          <table:table-cell table:style-name="ce3" table:formula="of:=1/(1+EXP(-([.B$69]+[.$A38]*[.B$70]+[.$B38]*[.B$71]+[.$C38]*[.B$72]+[.$D38]*[.B$73])))" office:value-type="float" office:value="0.0226673210789872" calcext:value-type="float">
            <text:p>0.02</text:p>
          </table:table-cell>
          <table:table-cell table:style-name="ce3" table:formula="of:=1/(1+EXP(-([.C$69]+[.$A38]*[.C$70]+[.$B38]*[.C$71]+[.$C38]*[.C$72]+[.$D38]*[.C$73])))" office:value-type="float" office:value="0.00000000159306322719" calcext:value-type="float">
            <text:p>0.00</text:p>
          </table:table-cell>
          <table:table-cell table:formula="of:=1/(1+EXP(-([.D$69]+[.$A38]*[.D$70]+[.$B38]*[.D$71]+[.$C38]*[.D$72]+[.$D38]*[.D$73])))" office:value-type="float" office:value="0.00000000606690481462" calcext:value-type="float">
            <text:p>0.00</text:p>
          </table:table-cell>
          <table:table-cell table:formula="of:=1/(1+EXP(-([.E$69]+[.$A38]*[.E$70]+[.$B38]*[.E$71]+[.$C38]*[.E$72]+[.$D38]*[.E$73])))" office:value-type="float" office:value="0.0692581911935304" calcext:value-type="float">
            <text:p>0.07</text:p>
          </table:table-cell>
          <table:table-cell table:formula="of:=1/(1+EXP(-([.F$69]+[.$A38]*[.F$70]+[.$B38]*[.F$71]+[.$C38]*[.F$72]+[.$D38]*[.F$73])))" office:value-type="float" office:value="0.986586652048602" calcext:value-type="float">
            <text:p>0.99</text:p>
          </table:table-cell>
          <table:table-cell table:formula="of:=1/(1+EXP(-([.B$76]+[.$I38]*[.B$77]+[.$H38]*[.B$78]+[.$G38]*[.B$79]+[.$F38]*[.B$80]+[.$E38]*[.B$81])))" office:value-type="float" office:value="0.994175244712554" calcext:value-type="float">
            <text:p>0.99</text:p>
          </table:table-cell>
          <table:table-cell table:formula="of:=1/(1+EXP(-([.C$76]+[.$I38]*[.C$77]+[.$H38]*[.C$78]+[.$G38]*[.C$79]+[.$F38]*[.C$80]+[.$E38]*[.C$81])))" office:value-type="float" office:value="0.00555788704524397" calcext:value-type="float">
            <text:p>0.01</text:p>
          </table:table-cell>
          <table:table-cell table:formula="of:=1/(1+EXP(-([.D$76]+[.$I38]*[.D$77]+[.$H38]*[.D$78]+[.$G38]*[.D$79]+[.$F38]*[.D$80]+[.$E38]*[.D$81])))" office:value-type="float" office:value="0.0000588101740468452" calcext:value-type="float">
            <text:p>0.00</text:p>
          </table:table-cell>
        </table:table-row>
        <table:table-row table:style-name="ro1">
          <table:table-cell table:style-name="ce2" table:formula="of:=(2 * [.A6] - MIN([.A$3:.A$32]) - MAX([.A$3:.A$32])) / (MAX([.A$3:.A$32]) - MIN([.A$3:.A$32]))" office:value-type="float" office:value="-0.875" calcext:value-type="float">
            <text:p>-0.88</text:p>
          </table:table-cell>
          <table:table-cell table:style-name="ce2" table:formula="of:=(2 * [.B6] - MIN([.B$3:.B$32]) - MAX([.B$3:.B$32])) / (MAX([.B$3:.B$32]) - MIN([.B$3:.B$32]))" office:value-type="float" office:value="0" calcext:value-type="float">
            <text:p>0.00</text:p>
          </table:table-cell>
          <table:table-cell table:style-name="ce2" table:formula="of:=(2 * [.C6] - MIN([.C$3:.C$32]) - MAX([.C$3:.C$32])) / (MAX([.C$3:.C$32]) - MIN([.C$3:.C$32]))" office:value-type="float" office:value="-0.924528301886792" calcext:value-type="float">
            <text:p>-0.92</text:p>
          </table:table-cell>
          <table:table-cell table:style-name="ce2" table:formula="of:=(2 * [.D6] - MIN([.D$3:.D$32]) - MAX([.D$3:.D$32])) / (MAX([.D$3:.D$32]) - MIN([.D$3:.D$32]))" office:value-type="float" office:value="-0.916666666666667" calcext:value-type="float">
            <text:p>-0.92</text:p>
          </table:table-cell>
          <table:table-cell table:style-name="ce3" table:formula="of:=1/(1+EXP(-([.B$69]+[.$A39]*[.B$70]+[.$B39]*[.B$71]+[.$C39]*[.B$72]+[.$D39]*[.B$73])))" office:value-type="float" office:value="0.032761782199416" calcext:value-type="float">
            <text:p>0.03</text:p>
          </table:table-cell>
          <table:table-cell table:style-name="ce3" table:formula="of:=1/(1+EXP(-([.C$69]+[.$A39]*[.C$70]+[.$B39]*[.C$71]+[.$C39]*[.C$72]+[.$D39]*[.C$73])))" office:value-type="float" office:value="0.00000000429406983657" calcext:value-type="float">
            <text:p>0.00</text:p>
          </table:table-cell>
          <table:table-cell table:formula="of:=1/(1+EXP(-([.D$69]+[.$A39]*[.D$70]+[.$B39]*[.D$71]+[.$C39]*[.D$72]+[.$D39]*[.D$73])))" office:value-type="float" office:value="0.00000001525992301521" calcext:value-type="float">
            <text:p>0.00</text:p>
          </table:table-cell>
          <table:table-cell table:formula="of:=1/(1+EXP(-([.E$69]+[.$A39]*[.E$70]+[.$B39]*[.E$71]+[.$C39]*[.E$72]+[.$D39]*[.E$73])))" office:value-type="float" office:value="0.0886774741425196" calcext:value-type="float">
            <text:p>0.09</text:p>
          </table:table-cell>
          <table:table-cell table:formula="of:=1/(1+EXP(-([.F$69]+[.$A39]*[.F$70]+[.$B39]*[.F$71]+[.$C39]*[.F$72]+[.$D39]*[.F$73])))" office:value-type="float" office:value="0.978918002874851" calcext:value-type="float">
            <text:p>0.98</text:p>
          </table:table-cell>
          <table:table-cell table:formula="of:=1/(1+EXP(-([.B$76]+[.$I39]*[.B$77]+[.$H39]*[.B$78]+[.$G39]*[.B$79]+[.$F39]*[.B$80]+[.$E39]*[.B$81])))" office:value-type="float" office:value="0.993425659037132" calcext:value-type="float">
            <text:p>0.99</text:p>
          </table:table-cell>
          <table:table-cell table:formula="of:=1/(1+EXP(-([.C$76]+[.$I39]*[.C$77]+[.$H39]*[.C$78]+[.$G39]*[.C$79]+[.$F39]*[.C$80]+[.$E39]*[.C$81])))" office:value-type="float" office:value="0.00625191440386971" calcext:value-type="float">
            <text:p>0.01</text:p>
          </table:table-cell>
          <table:table-cell table:formula="of:=1/(1+EXP(-([.D$76]+[.$I39]*[.D$77]+[.$H39]*[.D$78]+[.$G39]*[.D$79]+[.$F39]*[.D$80]+[.$E39]*[.D$81])))" office:value-type="float" office:value="0.0000605220591471629" calcext:value-type="float">
            <text:p>0.00</text:p>
          </table:table-cell>
        </table:table-row>
        <table:table-row table:style-name="ro1">
          <table:table-cell table:style-name="ce2" table:formula="of:=(2 * [.A7] - MIN([.A$3:.A$32]) - MAX([.A$3:.A$32])) / (MAX([.A$3:.A$32]) - MIN([.A$3:.A$32]))" office:value-type="float" office:value="-0.625" calcext:value-type="float">
            <text:p>-0.63</text:p>
          </table:table-cell>
          <table:table-cell table:style-name="ce2" table:formula="of:=(2 * [.B7] - MIN([.B$3:.B$32]) - MAX([.B$3:.B$32])) / (MAX([.B$3:.B$32]) - MIN([.B$3:.B$32]))" office:value-type="float" office:value="0.625" calcext:value-type="float">
            <text:p>0.63</text:p>
          </table:table-cell>
          <table:table-cell table:style-name="ce2" table:formula="of:=(2 * [.C7] - MIN([.C$3:.C$32]) - MAX([.C$3:.C$32])) / (MAX([.C$3:.C$32]) - MIN([.C$3:.C$32]))" office:value-type="float" office:value="-0.962264150943396" calcext:value-type="float">
            <text:p>-0.96</text:p>
          </table:table-cell>
          <table:table-cell table:style-name="ce2" table:formula="of:=(2 * [.D7] - MIN([.D$3:.D$32]) - MAX([.D$3:.D$32])) / (MAX([.D$3:.D$32]) - MIN([.D$3:.D$32]))" office:value-type="float" office:value="-0.916666666666667" calcext:value-type="float">
            <text:p>-0.92</text:p>
          </table:table-cell>
          <table:table-cell table:style-name="ce3" table:formula="of:=1/(1+EXP(-([.B$69]+[.$A40]*[.B$70]+[.$B40]*[.B$71]+[.$C40]*[.B$72]+[.$D40]*[.B$73])))" office:value-type="float" office:value="0.0117142682087842" calcext:value-type="float">
            <text:p>0.01</text:p>
          </table:table-cell>
          <table:table-cell table:style-name="ce3" table:formula="of:=1/(1+EXP(-([.C$69]+[.$A40]*[.C$70]+[.$B40]*[.C$71]+[.$C40]*[.C$72]+[.$D40]*[.C$73])))" office:value-type="float" office:value="0.00000000046826833754" calcext:value-type="float">
            <text:p>0.00</text:p>
          </table:table-cell>
          <table:table-cell table:formula="of:=1/(1+EXP(-([.D$69]+[.$A40]*[.D$70]+[.$B40]*[.D$71]+[.$C40]*[.D$72]+[.$D40]*[.D$73])))" office:value-type="float" office:value="0.00000000195427504098" calcext:value-type="float">
            <text:p>0.00</text:p>
          </table:table-cell>
          <table:table-cell table:formula="of:=1/(1+EXP(-([.E$69]+[.$A40]*[.E$70]+[.$B40]*[.E$71]+[.$C40]*[.E$72]+[.$D40]*[.E$73])))" office:value-type="float" office:value="0.0459514958136785" calcext:value-type="float">
            <text:p>0.05</text:p>
          </table:table-cell>
          <table:table-cell table:formula="of:=1/(1+EXP(-([.F$69]+[.$A40]*[.F$70]+[.$B40]*[.F$71]+[.$C40]*[.F$72]+[.$D40]*[.F$73])))" office:value-type="float" office:value="0.994487521854075" calcext:value-type="float">
            <text:p>0.99</text:p>
          </table:table-cell>
          <table:table-cell table:formula="of:=1/(1+EXP(-([.B$76]+[.$I40]*[.B$77]+[.$H40]*[.B$78]+[.$G40]*[.B$79]+[.$F40]*[.B$80]+[.$E40]*[.B$81])))" office:value-type="float" office:value="0.994906182524847" calcext:value-type="float">
            <text:p>0.99</text:p>
          </table:table-cell>
          <table:table-cell table:formula="of:=1/(1+EXP(-([.C$76]+[.$I40]*[.C$77]+[.$H40]*[.C$78]+[.$G40]*[.C$79]+[.$F40]*[.C$80]+[.$E40]*[.C$81])))" office:value-type="float" office:value="0.00487920680405037" calcext:value-type="float">
            <text:p>0.00</text:p>
          </table:table-cell>
          <table:table-cell table:formula="of:=1/(1+EXP(-([.D$76]+[.$I40]*[.D$77]+[.$H40]*[.D$78]+[.$G40]*[.D$79]+[.$F40]*[.D$80]+[.$E40]*[.D$81])))" office:value-type="float" office:value="0.0000572363267023017" calcext:value-type="float">
            <text:p>0.00</text:p>
          </table:table-cell>
        </table:table-row>
        <table:table-row table:style-name="ro1">
          <table:table-cell table:style-name="ce2" table:formula="of:=(2 * [.A8] - MIN([.A$3:.A$32]) - MAX([.A$3:.A$32])) / (MAX([.A$3:.A$32]) - MIN([.A$3:.A$32]))" office:value-type="float" office:value="-0.375" calcext:value-type="float">
            <text:p>-0.37</text:p>
          </table:table-cell>
          <table:table-cell table:style-name="ce2" table:formula="of:=(2 * [.B8] - MIN([.B$3:.B$32]) - MAX([.B$3:.B$32])) / (MAX([.B$3:.B$32]) - MIN([.B$3:.B$32]))" office:value-type="float" office:value="1" calcext:value-type="float">
            <text:p>1.00</text:p>
          </table:table-cell>
          <table:table-cell table:style-name="ce2" table:formula="of:=(2 * [.C8] - MIN([.C$3:.C$32]) - MAX([.C$3:.C$32])) / (MAX([.C$3:.C$32]) - MIN([.C$3:.C$32]))" office:value-type="float" office:value="-0.849056603773585" calcext:value-type="float">
            <text:p>-0.85</text:p>
          </table:table-cell>
          <table:table-cell table:style-name="ce2" table:formula="of:=(2 * [.D8] - MIN([.D$3:.D$32]) - MAX([.D$3:.D$32])) / (MAX([.D$3:.D$32]) - MIN([.D$3:.D$32]))" office:value-type="float" office:value="-0.75" calcext:value-type="float">
            <text:p>-0.75</text:p>
          </table:table-cell>
          <table:table-cell table:style-name="ce3" table:formula="of:=1/(1+EXP(-([.B$69]+[.$A41]*[.B$70]+[.$B41]*[.B$71]+[.$C41]*[.B$72]+[.$D41]*[.B$73])))" office:value-type="float" office:value="0.0150261659108496" calcext:value-type="float">
            <text:p>0.02</text:p>
          </table:table-cell>
          <table:table-cell table:style-name="ce3" table:formula="of:=1/(1+EXP(-([.C$69]+[.$A41]*[.C$70]+[.$B41]*[.C$71]+[.$C41]*[.C$72]+[.$D41]*[.C$73])))" office:value-type="float" office:value="0.00000000114399319515" calcext:value-type="float">
            <text:p>0.00</text:p>
          </table:table-cell>
          <table:table-cell table:formula="of:=1/(1+EXP(-([.D$69]+[.$A41]*[.D$70]+[.$B41]*[.D$71]+[.$C41]*[.D$72]+[.$D41]*[.D$73])))" office:value-type="float" office:value="0.00000000453859279932" calcext:value-type="float">
            <text:p>0.00</text:p>
          </table:table-cell>
          <table:table-cell table:formula="of:=1/(1+EXP(-([.E$69]+[.$A41]*[.E$70]+[.$B41]*[.E$71]+[.$C41]*[.E$72]+[.$D41]*[.E$73])))" office:value-type="float" office:value="0.0564411317437887" calcext:value-type="float">
            <text:p>0.06</text:p>
          </table:table-cell>
          <table:table-cell table:formula="of:=1/(1+EXP(-([.F$69]+[.$A41]*[.F$70]+[.$B41]*[.F$71]+[.$C41]*[.F$72]+[.$D41]*[.F$73])))" office:value-type="float" office:value="0.993766807370072" calcext:value-type="float">
            <text:p>0.99</text:p>
          </table:table-cell>
          <table:table-cell table:formula="of:=1/(1+EXP(-([.B$76]+[.$I41]*[.B$77]+[.$H41]*[.B$78]+[.$G41]*[.B$79]+[.$F41]*[.B$80]+[.$E41]*[.B$81])))" office:value-type="float" office:value="0.994700396551993" calcext:value-type="float">
            <text:p>0.99</text:p>
          </table:table-cell>
          <table:table-cell table:formula="of:=1/(1+EXP(-([.C$76]+[.$I41]*[.C$77]+[.$H41]*[.C$78]+[.$G41]*[.C$79]+[.$F41]*[.C$80]+[.$E41]*[.C$81])))" office:value-type="float" office:value="0.00506669561419089" calcext:value-type="float">
            <text:p>0.01</text:p>
          </table:table-cell>
          <table:table-cell table:formula="of:=1/(1+EXP(-([.D$76]+[.$I41]*[.D$77]+[.$H41]*[.D$78]+[.$G41]*[.D$79]+[.$F41]*[.D$80]+[.$E41]*[.D$81])))" office:value-type="float" office:value="0.0000570645230318365" calcext:value-type="float">
            <text:p>0.00</text:p>
          </table:table-cell>
        </table:table-row>
        <table:table-row table:style-name="ro1">
          <table:table-cell table:style-name="ce2" table:formula="of:=(2 * [.A9] - MIN([.A$3:.A$32]) - MAX([.A$3:.A$32])) / (MAX([.A$3:.A$32]) - MIN([.A$3:.A$32]))" office:value-type="float" office:value="-0.875" calcext:value-type="float">
            <text:p>-0.88</text:p>
          </table:table-cell>
          <table:table-cell table:style-name="ce2" table:formula="of:=(2 * [.B9] - MIN([.B$3:.B$32]) - MAX([.B$3:.B$32])) / (MAX([.B$3:.B$32]) - MIN([.B$3:.B$32]))" office:value-type="float" office:value="0.375" calcext:value-type="float">
            <text:p>0.38</text:p>
          </table:table-cell>
          <table:table-cell table:style-name="ce2" table:formula="of:=(2 * [.C9] - MIN([.C$3:.C$32]) - MAX([.C$3:.C$32])) / (MAX([.C$3:.C$32]) - MIN([.C$3:.C$32]))" office:value-type="float" office:value="-0.962264150943396" calcext:value-type="float">
            <text:p>-0.96</text:p>
          </table:table-cell>
          <table:table-cell table:style-name="ce2" table:formula="of:=(2 * [.D9] - MIN([.D$3:.D$32]) - MAX([.D$3:.D$32])) / (MAX([.D$3:.D$32]) - MIN([.D$3:.D$32]))" office:value-type="float" office:value="-0.833333333333333" calcext:value-type="float">
            <text:p>-0.83</text:p>
          </table:table-cell>
          <table:table-cell table:style-name="ce3" table:formula="of:=1/(1+EXP(-([.B$69]+[.$A42]*[.B$70]+[.$B42]*[.B$71]+[.$C42]*[.B$72]+[.$D42]*[.B$73])))" office:value-type="float" office:value="0.019692578033277" calcext:value-type="float">
            <text:p>0.02</text:p>
          </table:table-cell>
          <table:table-cell table:style-name="ce3" table:formula="of:=1/(1+EXP(-([.C$69]+[.$A42]*[.C$70]+[.$B42]*[.C$71]+[.$C42]*[.C$72]+[.$D42]*[.C$73])))" office:value-type="float" office:value="0.000000002370534188" calcext:value-type="float">
            <text:p>0.00</text:p>
          </table:table-cell>
          <table:table-cell table:formula="of:=1/(1+EXP(-([.D$69]+[.$A42]*[.D$70]+[.$B42]*[.D$71]+[.$C42]*[.D$72]+[.$D42]*[.D$73])))" office:value-type="float" office:value="0.00000000874525766341" calcext:value-type="float">
            <text:p>0.00</text:p>
          </table:table-cell>
          <table:table-cell table:formula="of:=1/(1+EXP(-([.E$69]+[.$A42]*[.E$70]+[.$B42]*[.E$71]+[.$C42]*[.E$72]+[.$D42]*[.E$73])))" office:value-type="float" office:value="0.0591388846813693" calcext:value-type="float">
            <text:p>0.06</text:p>
          </table:table-cell>
          <table:table-cell table:formula="of:=1/(1+EXP(-([.F$69]+[.$A42]*[.F$70]+[.$B42]*[.F$71]+[.$C42]*[.F$72]+[.$D42]*[.F$73])))" office:value-type="float" office:value="0.988948544569205" calcext:value-type="float">
            <text:p>0.99</text:p>
          </table:table-cell>
          <table:table-cell table:formula="of:=1/(1+EXP(-([.B$76]+[.$I42]*[.B$77]+[.$H42]*[.B$78]+[.$G42]*[.B$79]+[.$F42]*[.B$80]+[.$E42]*[.B$81])))" office:value-type="float" office:value="0.994433942133595" calcext:value-type="float">
            <text:p>0.99</text:p>
          </table:table-cell>
          <table:table-cell table:formula="of:=1/(1+EXP(-([.C$76]+[.$I42]*[.C$77]+[.$H42]*[.C$78]+[.$G42]*[.C$79]+[.$F42]*[.C$80]+[.$E42]*[.C$81])))" office:value-type="float" office:value="0.00531583877457804" calcext:value-type="float">
            <text:p>0.01</text:p>
          </table:table-cell>
          <table:table-cell table:formula="of:=1/(1+EXP(-([.D$76]+[.$I42]*[.D$77]+[.$H42]*[.D$78]+[.$G42]*[.D$79]+[.$F42]*[.D$80]+[.$E42]*[.D$81])))" office:value-type="float" office:value="0.0000585079919284553" calcext:value-type="float">
            <text:p>0.00</text:p>
          </table:table-cell>
        </table:table-row>
        <table:table-row table:style-name="ro1">
          <table:table-cell table:style-name="ce2" table:formula="of:=(2 * [.A10] - MIN([.A$3:.A$32]) - MAX([.A$3:.A$32])) / (MAX([.A$3:.A$32]) - MIN([.A$3:.A$32]))" office:value-type="float" office:value="-0.625" calcext:value-type="float">
            <text:p>-0.63</text:p>
          </table:table-cell>
          <table:table-cell table:style-name="ce2" table:formula="of:=(2 * [.B10] - MIN([.B$3:.B$32]) - MAX([.B$3:.B$32])) / (MAX([.B$3:.B$32]) - MIN([.B$3:.B$32]))" office:value-type="float" office:value="0.375" calcext:value-type="float">
            <text:p>0.38</text:p>
          </table:table-cell>
          <table:table-cell table:style-name="ce2" table:formula="of:=(2 * [.C10] - MIN([.C$3:.C$32]) - MAX([.C$3:.C$32])) / (MAX([.C$3:.C$32]) - MIN([.C$3:.C$32]))" office:value-type="float" office:value="-0.924528301886792" calcext:value-type="float">
            <text:p>-0.92</text:p>
          </table:table-cell>
          <table:table-cell table:style-name="ce2" table:formula="of:=(2 * [.D10] - MIN([.D$3:.D$32]) - MAX([.D$3:.D$32])) / (MAX([.D$3:.D$32]) - MIN([.D$3:.D$32]))" office:value-type="float" office:value="-0.916666666666667" calcext:value-type="float">
            <text:p>-0.92</text:p>
          </table:table-cell>
          <table:table-cell table:style-name="ce3" table:formula="of:=1/(1+EXP(-([.B$69]+[.$A43]*[.B$70]+[.$B43]*[.B$71]+[.$C43]*[.B$72]+[.$D43]*[.B$73])))" office:value-type="float" office:value="0.0198931776148075" calcext:value-type="float">
            <text:p>0.02</text:p>
          </table:table-cell>
          <table:table-cell table:style-name="ce3" table:formula="of:=1/(1+EXP(-([.C$69]+[.$A43]*[.C$70]+[.$B43]*[.C$71]+[.$C43]*[.C$72]+[.$D43]*[.C$73])))" office:value-type="float" office:value="0.00000000118300762765" calcext:value-type="float">
            <text:p>0.00</text:p>
          </table:table-cell>
          <table:table-cell table:formula="of:=1/(1+EXP(-([.D$69]+[.$A43]*[.D$70]+[.$B43]*[.D$71]+[.$C43]*[.D$72]+[.$D43]*[.D$73])))" office:value-type="float" office:value="0.00000000464152128595" calcext:value-type="float">
            <text:p>0.00</text:p>
          </table:table-cell>
          <table:table-cell table:formula="of:=1/(1+EXP(-([.E$69]+[.$A43]*[.E$70]+[.$B43]*[.E$71]+[.$C43]*[.E$72]+[.$D43]*[.E$73])))" office:value-type="float" office:value="0.0676748656322168" calcext:value-type="float">
            <text:p>0.07</text:p>
          </table:table-cell>
          <table:table-cell table:formula="of:=1/(1+EXP(-([.F$69]+[.$A43]*[.F$70]+[.$B43]*[.F$71]+[.$C43]*[.F$72]+[.$D43]*[.F$73])))" office:value-type="float" office:value="0.989550088572301" calcext:value-type="float">
            <text:p>0.99</text:p>
          </table:table-cell>
          <table:table-cell table:formula="of:=1/(1+EXP(-([.B$76]+[.$I43]*[.B$77]+[.$H43]*[.B$78]+[.$G43]*[.B$79]+[.$F43]*[.B$80]+[.$E43]*[.B$81])))" office:value-type="float" office:value="0.994345110733629" calcext:value-type="float">
            <text:p>0.99</text:p>
          </table:table-cell>
          <table:table-cell table:formula="of:=1/(1+EXP(-([.C$76]+[.$I43]*[.C$77]+[.$H43]*[.C$78]+[.$G43]*[.C$79]+[.$F43]*[.C$80]+[.$E43]*[.C$81])))" office:value-type="float" office:value="0.00539893283645815" calcext:value-type="float">
            <text:p>0.01</text:p>
          </table:table-cell>
          <table:table-cell table:formula="of:=1/(1+EXP(-([.D$76]+[.$I43]*[.D$77]+[.$H43]*[.D$78]+[.$G43]*[.D$79]+[.$F43]*[.D$80]+[.$E43]*[.D$81])))" office:value-type="float" office:value="0.000057913932081271" calcext:value-type="float">
            <text:p>0.00</text:p>
          </table:table-cell>
        </table:table-row>
        <table:table-row table:style-name="ro1">
          <table:table-cell table:style-name="ce2" table:formula="of:=(2 * [.A11] - MIN([.A$3:.A$32]) - MAX([.A$3:.A$32])) / (MAX([.A$3:.A$32]) - MIN([.A$3:.A$32]))" office:value-type="float" office:value="-1" calcext:value-type="float">
            <text:p>-1.00</text:p>
          </table:table-cell>
          <table:table-cell table:style-name="ce2" table:formula="of:=(2 * [.B11] - MIN([.B$3:.B$32]) - MAX([.B$3:.B$32])) / (MAX([.B$3:.B$32]) - MIN([.B$3:.B$32]))" office:value-type="float" office:value="-0.25" calcext:value-type="float">
            <text:p>-0.25</text:p>
          </table:table-cell>
          <table:table-cell table:style-name="ce2" table:formula="of:=(2 * [.C11] - MIN([.C$3:.C$32]) - MAX([.C$3:.C$32])) / (MAX([.C$3:.C$32]) - MIN([.C$3:.C$32]))" office:value-type="float" office:value="-0.962264150943396" calcext:value-type="float">
            <text:p>-0.96</text:p>
          </table:table-cell>
          <table:table-cell table:style-name="ce2" table:formula="of:=(2 * [.D11] - MIN([.D$3:.D$32]) - MAX([.D$3:.D$32])) / (MAX([.D$3:.D$32]) - MIN([.D$3:.D$32]))" office:value-type="float" office:value="-0.916666666666667" calcext:value-type="float">
            <text:p>-0.92</text:p>
          </table:table-cell>
          <table:table-cell table:style-name="ce3" table:formula="of:=1/(1+EXP(-([.B$69]+[.$A44]*[.B$70]+[.$B44]*[.B$71]+[.$C44]*[.B$72]+[.$D44]*[.B$73])))" office:value-type="float" office:value="0.0424127545146436" calcext:value-type="float">
            <text:p>0.04</text:p>
          </table:table-cell>
          <table:table-cell table:style-name="ce3" table:formula="of:=1/(1+EXP(-([.C$69]+[.$A44]*[.C$70]+[.$B44]*[.C$71]+[.$C44]*[.C$72]+[.$D44]*[.C$73])))" office:value-type="float" office:value="0.00000000713176457109" calcext:value-type="float">
            <text:p>0.00</text:p>
          </table:table-cell>
          <table:table-cell table:formula="of:=1/(1+EXP(-([.D$69]+[.$A44]*[.D$70]+[.$B44]*[.D$71]+[.$C44]*[.D$72]+[.$D44]*[.D$73])))" office:value-type="float" office:value="0.00000002433969413443" calcext:value-type="float">
            <text:p>0.00</text:p>
          </table:table-cell>
          <table:table-cell table:formula="of:=1/(1+EXP(-([.E$69]+[.$A44]*[.E$70]+[.$B44]*[.E$71]+[.$C44]*[.E$72]+[.$D44]*[.E$73])))" office:value-type="float" office:value="0.101869786179386" calcext:value-type="float">
            <text:p>0.10</text:p>
          </table:table-cell>
          <table:table-cell table:formula="of:=1/(1+EXP(-([.F$69]+[.$A44]*[.F$70]+[.$B44]*[.F$71]+[.$C44]*[.F$72]+[.$D44]*[.F$73])))" office:value-type="float" office:value="0.969372151734751" calcext:value-type="float">
            <text:p>0.97</text:p>
          </table:table-cell>
          <table:table-cell table:formula="of:=1/(1+EXP(-([.B$76]+[.$I44]*[.B$77]+[.$H44]*[.B$78]+[.$G44]*[.B$79]+[.$F44]*[.B$80]+[.$E44]*[.B$81])))" office:value-type="float" office:value="0.992622809009634" calcext:value-type="float">
            <text:p>0.99</text:p>
          </table:table-cell>
          <table:table-cell table:formula="of:=1/(1+EXP(-([.C$76]+[.$I44]*[.C$77]+[.$H44]*[.C$78]+[.$G44]*[.C$79]+[.$F44]*[.C$80]+[.$E44]*[.C$81])))" office:value-type="float" office:value="0.00699948787211657" calcext:value-type="float">
            <text:p>0.01</text:p>
          </table:table-cell>
          <table:table-cell table:formula="of:=1/(1+EXP(-([.D$76]+[.$I44]*[.D$77]+[.$H44]*[.D$78]+[.$G44]*[.D$79]+[.$F44]*[.D$80]+[.$E44]*[.D$81])))" office:value-type="float" office:value="0.0000631815902331269" calcext:value-type="float">
            <text:p>0.00</text:p>
          </table:table-cell>
        </table:table-row>
        <table:table-row table:style-name="ro1">
          <table:table-cell table:style-name="ce2" table:formula="of:=(2 * [.A12] - MIN([.A$3:.A$32]) - MAX([.A$3:.A$32])) / (MAX([.A$3:.A$32]) - MIN([.A$3:.A$32]))" office:value-type="float" office:value="-0.6875" calcext:value-type="float">
            <text:p>-0.69</text:p>
          </table:table-cell>
          <table:table-cell table:style-name="ce2" table:formula="of:=(2 * [.B12] - MIN([.B$3:.B$32]) - MAX([.B$3:.B$32])) / (MAX([.B$3:.B$32]) - MIN([.B$3:.B$32]))" office:value-type="float" office:value="0" calcext:value-type="float">
            <text:p>0.00</text:p>
          </table:table-cell>
          <table:table-cell table:style-name="ce2" table:formula="of:=(2 * [.C12] - MIN([.C$3:.C$32]) - MAX([.C$3:.C$32])) / (MAX([.C$3:.C$32]) - MIN([.C$3:.C$32]))" office:value-type="float" office:value="-0.924528301886792" calcext:value-type="float">
            <text:p>-0.92</text:p>
          </table:table-cell>
          <table:table-cell table:style-name="ce2" table:formula="of:=(2 * [.D12] - MIN([.D$3:.D$32]) - MAX([.D$3:.D$32])) / (MAX([.D$3:.D$32]) - MIN([.D$3:.D$32]))" office:value-type="float" office:value="-1" calcext:value-type="float">
            <text:p>-1.00</text:p>
          </table:table-cell>
          <table:table-cell table:style-name="ce3" table:formula="of:=1/(1+EXP(-([.B$69]+[.$A45]*[.B$70]+[.$B45]*[.B$71]+[.$C45]*[.B$72]+[.$D45]*[.B$73])))" office:value-type="float" office:value="0.0290381973283303" calcext:value-type="float">
            <text:p>0.03</text:p>
          </table:table-cell>
          <table:table-cell table:style-name="ce3" table:formula="of:=1/(1+EXP(-([.C$69]+[.$A45]*[.C$70]+[.$B45]*[.C$71]+[.$C45]*[.C$72]+[.$D45]*[.C$73])))" office:value-type="float" office:value="0.00000000173751274054" calcext:value-type="float">
            <text:p>0.00</text:p>
          </table:table-cell>
          <table:table-cell table:formula="of:=1/(1+EXP(-([.D$69]+[.$A45]*[.D$70]+[.$B45]*[.D$71]+[.$C45]*[.D$72]+[.$D45]*[.D$73])))" office:value-type="float" office:value="0.00000000663718830242" calcext:value-type="float">
            <text:p>0.00</text:p>
          </table:table-cell>
          <table:table-cell table:formula="of:=1/(1+EXP(-([.E$69]+[.$A45]*[.E$70]+[.$B45]*[.E$71]+[.$C45]*[.E$72]+[.$D45]*[.E$73])))" office:value-type="float" office:value="0.0899376980112362" calcext:value-type="float">
            <text:p>0.09</text:p>
          </table:table-cell>
          <table:table-cell table:formula="of:=1/(1+EXP(-([.F$69]+[.$A45]*[.F$70]+[.$B45]*[.F$71]+[.$C45]*[.F$72]+[.$D45]*[.F$73])))" office:value-type="float" office:value="0.98245419071182" calcext:value-type="float">
            <text:p>0.98</text:p>
          </table:table-cell>
          <table:table-cell table:formula="of:=1/(1+EXP(-([.B$76]+[.$I45]*[.B$77]+[.$H45]*[.B$78]+[.$G45]*[.B$79]+[.$F45]*[.B$80]+[.$E45]*[.B$81])))" office:value-type="float" office:value="0.993622674456167" calcext:value-type="float">
            <text:p>0.99</text:p>
          </table:table-cell>
          <table:table-cell table:formula="of:=1/(1+EXP(-([.C$76]+[.$I45]*[.C$77]+[.$H45]*[.C$78]+[.$G45]*[.C$79]+[.$F45]*[.C$80]+[.$E45]*[.C$81])))" office:value-type="float" office:value="0.0060707413123826" calcext:value-type="float">
            <text:p>0.01</text:p>
          </table:table-cell>
          <table:table-cell table:formula="of:=1/(1+EXP(-([.D$76]+[.$I45]*[.D$77]+[.$H45]*[.D$78]+[.$G45]*[.D$79]+[.$F45]*[.D$80]+[.$E45]*[.D$81])))" office:value-type="float" office:value="0.0000592425996274525" calcext:value-type="float">
            <text:p>0.00</text:p>
          </table:table-cell>
        </table:table-row>
        <table:table-row table:style-name="ro1">
          <table:table-cell table:style-name="ce2" table:formula="of:=(2 * [.A13] - MIN([.A$3:.A$32]) - MAX([.A$3:.A$32])) / (MAX([.A$3:.A$32]) - MIN([.A$3:.A$32]))" office:value-type="float" office:value="0.625" calcext:value-type="float">
            <text:p>0.63</text:p>
          </table:table-cell>
          <table:table-cell table:style-name="ce2" table:formula="of:=(2 * [.B13] - MIN([.B$3:.B$32]) - MAX([.B$3:.B$32])) / (MAX([.B$3:.B$32]) - MIN([.B$3:.B$32]))" office:value-type="float" office:value="0.125" calcext:value-type="float">
            <text:p>0.13</text:p>
          </table:table-cell>
          <table:table-cell table:style-name="ce2" table:formula="of:=(2 * [.C13] - MIN([.C$3:.C$32]) - MAX([.C$3:.C$32])) / (MAX([.C$3:.C$32]) - MIN([.C$3:.C$32]))" office:value-type="float" office:value="0.283018867924528" calcext:value-type="float">
            <text:p>0.28</text:p>
          </table:table-cell>
          <table:table-cell table:style-name="ce2" table:formula="of:=(2 * [.D13] - MIN([.D$3:.D$32]) - MAX([.D$3:.D$32])) / (MAX([.D$3:.D$32]) - MIN([.D$3:.D$32]))" office:value-type="float" office:value="0.0833333333333332" calcext:value-type="float">
            <text:p>0.08</text:p>
          </table:table-cell>
          <table:table-cell table:style-name="ce3" table:formula="of:=1/(1+EXP(-([.B$69]+[.$A46]*[.B$70]+[.$B46]*[.B$71]+[.$C46]*[.B$72]+[.$D46]*[.B$73])))" office:value-type="float" office:value="0.962275712765374" calcext:value-type="float">
            <text:p>0.96</text:p>
          </table:table-cell>
          <table:table-cell table:style-name="ce3" table:formula="of:=1/(1+EXP(-([.C$69]+[.$A46]*[.C$70]+[.$B46]*[.C$71]+[.$C46]*[.C$72]+[.$D46]*[.C$73])))" office:value-type="float" office:value="0.0120614090920834" calcext:value-type="float">
            <text:p>0.01</text:p>
          </table:table-cell>
          <table:table-cell table:formula="of:=1/(1+EXP(-([.D$69]+[.$A46]*[.D$70]+[.$B46]*[.D$71]+[.$C46]*[.D$72]+[.$D46]*[.D$73])))" office:value-type="float" office:value="0.0167233858025377" calcext:value-type="float">
            <text:p>0.02</text:p>
          </table:table-cell>
          <table:table-cell table:formula="of:=1/(1+EXP(-([.E$69]+[.$A46]*[.E$70]+[.$B46]*[.E$71]+[.$C46]*[.E$72]+[.$D46]*[.E$73])))" office:value-type="float" office:value="0.946749948685476" calcext:value-type="float">
            <text:p>0.95</text:p>
          </table:table-cell>
          <table:table-cell table:formula="of:=1/(1+EXP(-([.F$69]+[.$A46]*[.F$70]+[.$B46]*[.F$71]+[.$C46]*[.F$72]+[.$D46]*[.F$73])))" office:value-type="float" office:value="0.0486783469123628" calcext:value-type="float">
            <text:p>0.05</text:p>
          </table:table-cell>
          <table:table-cell table:formula="of:=1/(1+EXP(-([.B$76]+[.$I46]*[.B$77]+[.$H46]*[.B$78]+[.$G46]*[.B$79]+[.$F46]*[.B$80]+[.$E46]*[.B$81])))" office:value-type="float" office:value="0.00454672516819848" calcext:value-type="float">
            <text:p>0.00</text:p>
          </table:table-cell>
          <table:table-cell table:formula="of:=1/(1+EXP(-([.C$76]+[.$I46]*[.C$77]+[.$H46]*[.C$78]+[.$G46]*[.C$79]+[.$F46]*[.C$80]+[.$E46]*[.C$81])))" office:value-type="float" office:value="0.992400900549487" calcext:value-type="float">
            <text:p>0.99</text:p>
          </table:table-cell>
          <table:table-cell table:formula="of:=1/(1+EXP(-([.D$76]+[.$I46]*[.D$77]+[.$H46]*[.D$78]+[.$G46]*[.D$79]+[.$F46]*[.D$80]+[.$E46]*[.D$81])))" office:value-type="float" office:value="0.00682111534563709" calcext:value-type="float">
            <text:p>0.01</text:p>
          </table:table-cell>
        </table:table-row>
        <table:table-row table:style-name="ro1">
          <table:table-cell table:style-name="ce2" table:formula="of:=(2 * [.A14] - MIN([.A$3:.A$32]) - MAX([.A$3:.A$32])) / (MAX([.A$3:.A$32]) - MIN([.A$3:.A$32]))" office:value-type="float" office:value="0.25" calcext:value-type="float">
            <text:p>0.25</text:p>
          </table:table-cell>
          <table:table-cell table:style-name="ce2" table:formula="of:=(2 * [.B14] - MIN([.B$3:.B$32]) - MAX([.B$3:.B$32])) / (MAX([.B$3:.B$32]) - MIN([.B$3:.B$32]))" office:value-type="float" office:value="0.125" calcext:value-type="float">
            <text:p>0.13</text:p>
          </table:table-cell>
          <table:table-cell table:style-name="ce2" table:formula="of:=(2 * [.C14] - MIN([.C$3:.C$32]) - MAX([.C$3:.C$32])) / (MAX([.C$3:.C$32]) - MIN([.C$3:.C$32]))" office:value-type="float" office:value="0.207547169811321" calcext:value-type="float">
            <text:p>0.21</text:p>
          </table:table-cell>
          <table:table-cell table:style-name="ce2" table:formula="of:=(2 * [.D14] - MIN([.D$3:.D$32]) - MAX([.D$3:.D$32])) / (MAX([.D$3:.D$32]) - MIN([.D$3:.D$32]))" office:value-type="float" office:value="0.166666666666667" calcext:value-type="float">
            <text:p>0.17</text:p>
          </table:table-cell>
          <table:table-cell table:style-name="ce3" table:formula="of:=1/(1+EXP(-([.B$69]+[.$A47]*[.B$70]+[.$B47]*[.B$71]+[.$C47]*[.B$72]+[.$D47]*[.B$73])))" office:value-type="float" office:value="0.955076805856203" calcext:value-type="float">
            <text:p>0.96</text:p>
          </table:table-cell>
          <table:table-cell table:style-name="ce3" table:formula="of:=1/(1+EXP(-([.C$69]+[.$A47]*[.C$70]+[.$B47]*[.C$71]+[.$C47]*[.C$72]+[.$D47]*[.C$73])))" office:value-type="float" office:value="0.0211479289353997" calcext:value-type="float">
            <text:p>0.02</text:p>
          </table:table-cell>
          <table:table-cell table:formula="of:=1/(1+EXP(-([.D$69]+[.$A47]*[.D$70]+[.$B47]*[.D$71]+[.$C47]*[.D$72]+[.$D47]*[.D$73])))" office:value-type="float" office:value="0.0275670353074444" calcext:value-type="float">
            <text:p>0.03</text:p>
          </table:table-cell>
          <table:table-cell table:formula="of:=1/(1+EXP(-([.E$69]+[.$A47]*[.E$70]+[.$B47]*[.E$71]+[.$C47]*[.E$72]+[.$D47]*[.E$73])))" office:value-type="float" office:value="0.92783184411169" calcext:value-type="float">
            <text:p>0.93</text:p>
          </table:table-cell>
          <table:table-cell table:formula="of:=1/(1+EXP(-([.F$69]+[.$A47]*[.F$70]+[.$B47]*[.F$71]+[.$C47]*[.F$72]+[.$D47]*[.F$73])))" office:value-type="float" office:value="0.0533902485452865" calcext:value-type="float">
            <text:p>0.05</text:p>
          </table:table-cell>
          <table:table-cell table:formula="of:=1/(1+EXP(-([.B$76]+[.$I47]*[.B$77]+[.$H47]*[.B$78]+[.$G47]*[.B$79]+[.$F47]*[.B$80]+[.$E47]*[.B$81])))" office:value-type="float" office:value="0.00482251095001891" calcext:value-type="float">
            <text:p>0.00</text:p>
          </table:table-cell>
          <table:table-cell table:formula="of:=1/(1+EXP(-([.C$76]+[.$I47]*[.C$77]+[.$H47]*[.C$78]+[.$G47]*[.C$79]+[.$F47]*[.C$80]+[.$E47]*[.C$81])))" office:value-type="float" office:value="0.990502450449989" calcext:value-type="float">
            <text:p>0.99</text:p>
          </table:table-cell>
          <table:table-cell table:formula="of:=1/(1+EXP(-([.D$76]+[.$I47]*[.D$77]+[.$H47]*[.D$78]+[.$G47]*[.D$79]+[.$F47]*[.D$80]+[.$E47]*[.D$81])))" office:value-type="float" office:value="0.00762084415019313" calcext:value-type="float">
            <text:p>0.01</text:p>
          </table:table-cell>
        </table:table-row>
        <table:table-row table:style-name="ro1">
          <table:table-cell table:style-name="ce2" table:formula="of:=(2 * [.A15] - MIN([.A$3:.A$32]) - MAX([.A$3:.A$32])) / (MAX([.A$3:.A$32]) - MIN([.A$3:.A$32]))" office:value-type="float" office:value="0.5625" calcext:value-type="float">
            <text:p>0.56</text:p>
          </table:table-cell>
          <table:table-cell table:style-name="ce2" table:formula="of:=(2 * [.B15] - MIN([.B$3:.B$32]) - MAX([.B$3:.B$32])) / (MAX([.B$3:.B$32]) - MIN([.B$3:.B$32]))" office:value-type="float" office:value="0" calcext:value-type="float">
            <text:p>0.00</text:p>
          </table:table-cell>
          <table:table-cell table:style-name="ce2" table:formula="of:=(2 * [.C15] - MIN([.C$3:.C$32]) - MAX([.C$3:.C$32])) / (MAX([.C$3:.C$32]) - MIN([.C$3:.C$32]))" office:value-type="float" office:value="0.358490566037736" calcext:value-type="float">
            <text:p>0.36</text:p>
          </table:table-cell>
          <table:table-cell table:style-name="ce2" table:formula="of:=(2 * [.D15] - MIN([.D$3:.D$32]) - MAX([.D$3:.D$32])) / (MAX([.D$3:.D$32]) - MIN([.D$3:.D$32]))" office:value-type="float" office:value="0.166666666666667" calcext:value-type="float">
            <text:p>0.17</text:p>
          </table:table-cell>
          <table:table-cell table:style-name="ce3" table:formula="of:=1/(1+EXP(-([.B$69]+[.$A48]*[.B$70]+[.$B48]*[.B$71]+[.$C48]*[.B$72]+[.$D48]*[.B$73])))" office:value-type="float" office:value="0.979228271286763" calcext:value-type="float">
            <text:p>0.98</text:p>
          </table:table-cell>
          <table:table-cell table:style-name="ce3" table:formula="of:=1/(1+EXP(-([.C$69]+[.$A48]*[.C$70]+[.$B48]*[.C$71]+[.$C48]*[.C$72]+[.$D48]*[.C$73])))" office:value-type="float" office:value="0.0592130320196876" calcext:value-type="float">
            <text:p>0.06</text:p>
          </table:table-cell>
          <table:table-cell table:formula="of:=1/(1+EXP(-([.D$69]+[.$A48]*[.D$70]+[.$B48]*[.D$71]+[.$C48]*[.D$72]+[.$D48]*[.D$73])))" office:value-type="float" office:value="0.0725156519085096" calcext:value-type="float">
            <text:p>0.07</text:p>
          </table:table-cell>
          <table:table-cell table:formula="of:=1/(1+EXP(-([.E$69]+[.$A48]*[.E$70]+[.$B48]*[.E$71]+[.$C48]*[.E$72]+[.$D48]*[.E$73])))" office:value-type="float" office:value="0.963951964851473" calcext:value-type="float">
            <text:p>0.96</text:p>
          </table:table-cell>
          <table:table-cell table:formula="of:=1/(1+EXP(-([.F$69]+[.$A48]*[.F$70]+[.$B48]*[.F$71]+[.$C48]*[.F$72]+[.$D48]*[.F$73])))" office:value-type="float" office:value="0.0243705446147434" calcext:value-type="float">
            <text:p>0.02</text:p>
          </table:table-cell>
          <table:table-cell table:formula="of:=1/(1+EXP(-([.B$76]+[.$I48]*[.B$77]+[.$H48]*[.B$78]+[.$G48]*[.B$79]+[.$F48]*[.B$80]+[.$E48]*[.B$81])))" office:value-type="float" office:value="0.00302945015534187" calcext:value-type="float">
            <text:p>0.00</text:p>
          </table:table-cell>
          <table:table-cell table:formula="of:=1/(1+EXP(-([.C$76]+[.$I48]*[.C$77]+[.$H48]*[.C$78]+[.$G48]*[.C$79]+[.$F48]*[.C$80]+[.$E48]*[.C$81])))" office:value-type="float" office:value="0.987972698388332" calcext:value-type="float">
            <text:p>0.99</text:p>
          </table:table-cell>
          <table:table-cell table:formula="of:=1/(1+EXP(-([.D$76]+[.$I48]*[.D$77]+[.$H48]*[.D$78]+[.$G48]*[.D$79]+[.$F48]*[.D$80]+[.$E48]*[.D$81])))" office:value-type="float" office:value="0.0144522955374326" calcext:value-type="float">
            <text:p>0.01</text:p>
          </table:table-cell>
        </table:table-row>
        <table:table-row table:style-name="ro1">
          <table:table-cell table:style-name="ce2" table:formula="of:=(2 * [.A16] - MIN([.A$3:.A$32]) - MAX([.A$3:.A$32])) / (MAX([.A$3:.A$32]) - MIN([.A$3:.A$32]))" office:value-type="float" office:value="-0.3125" calcext:value-type="float">
            <text:p>-0.31</text:p>
          </table:table-cell>
          <table:table-cell table:style-name="ce2" table:formula="of:=(2 * [.B16] - MIN([.B$3:.B$32]) - MAX([.B$3:.B$32])) / (MAX([.B$3:.B$32]) - MIN([.B$3:.B$32]))" office:value-type="float" office:value="-1" calcext:value-type="float">
            <text:p>-1.00</text:p>
          </table:table-cell>
          <table:table-cell table:style-name="ce2" table:formula="of:=(2 * [.C16] - MIN([.C$3:.C$32]) - MAX([.C$3:.C$32])) / (MAX([.C$3:.C$32]) - MIN([.C$3:.C$32]))" office:value-type="float" office:value="0.018867924528302" calcext:value-type="float">
            <text:p>0.02</text:p>
          </table:table-cell>
          <table:table-cell table:style-name="ce2" table:formula="of:=(2 * [.D16] - MIN([.D$3:.D$32]) - MAX([.D$3:.D$32])) / (MAX([.D$3:.D$32]) - MIN([.D$3:.D$32]))" office:value-type="float" office:value="0" calcext:value-type="float">
            <text:p>0.00</text:p>
          </table:table-cell>
          <table:table-cell table:style-name="ce3" table:formula="of:=1/(1+EXP(-([.B$69]+[.$A49]*[.B$70]+[.$B49]*[.B$71]+[.$C49]*[.B$72]+[.$D49]*[.B$73])))" office:value-type="float" office:value="0.976886896247334" calcext:value-type="float">
            <text:p>0.98</text:p>
          </table:table-cell>
          <table:table-cell table:style-name="ce3" table:formula="of:=1/(1+EXP(-([.C$69]+[.$A49]*[.C$70]+[.$B49]*[.C$71]+[.$C49]*[.C$72]+[.$D49]*[.C$73])))" office:value-type="float" office:value="0.0475896334915892" calcext:value-type="float">
            <text:p>0.05</text:p>
          </table:table-cell>
          <table:table-cell table:formula="of:=1/(1+EXP(-([.D$69]+[.$A49]*[.D$70]+[.$B49]*[.D$71]+[.$C49]*[.D$72]+[.$D49]*[.D$73])))" office:value-type="float" office:value="0.0569970255569619" calcext:value-type="float">
            <text:p>0.06</text:p>
          </table:table-cell>
          <table:table-cell table:formula="of:=1/(1+EXP(-([.E$69]+[.$A49]*[.E$70]+[.$B49]*[.E$71]+[.$C49]*[.E$72]+[.$D49]*[.E$73])))" office:value-type="float" office:value="0.949089939218384" calcext:value-type="float">
            <text:p>0.95</text:p>
          </table:table-cell>
          <table:table-cell table:formula="of:=1/(1+EXP(-([.F$69]+[.$A49]*[.F$70]+[.$B49]*[.F$71]+[.$C49]*[.F$72]+[.$D49]*[.F$73])))" office:value-type="float" office:value="0.0174268721097528" calcext:value-type="float">
            <text:p>0.02</text:p>
          </table:table-cell>
          <table:table-cell table:formula="of:=1/(1+EXP(-([.B$76]+[.$I49]*[.B$77]+[.$H49]*[.B$78]+[.$G49]*[.B$79]+[.$F49]*[.B$80]+[.$E49]*[.B$81])))" office:value-type="float" office:value="0.00319789221522778" calcext:value-type="float">
            <text:p>0.00</text:p>
          </table:table-cell>
          <table:table-cell table:formula="of:=1/(1+EXP(-([.C$76]+[.$I49]*[.C$77]+[.$H49]*[.C$78]+[.$G49]*[.C$79]+[.$F49]*[.C$80]+[.$E49]*[.C$81])))" office:value-type="float" office:value="0.989928313277008" calcext:value-type="float">
            <text:p>0.99</text:p>
          </table:table-cell>
          <table:table-cell table:formula="of:=1/(1+EXP(-([.D$76]+[.$I49]*[.D$77]+[.$H49]*[.D$78]+[.$G49]*[.D$79]+[.$F49]*[.D$80]+[.$E49]*[.D$81])))" office:value-type="float" office:value="0.0127984525525656" calcext:value-type="float">
            <text:p>0.01</text:p>
          </table:table-cell>
        </table:table-row>
        <table:table-row table:style-name="ro1">
          <table:table-cell table:style-name="ce2" table:formula="of:=(2 * [.A17] - MIN([.A$3:.A$32]) - MAX([.A$3:.A$32])) / (MAX([.A$3:.A$32]) - MIN([.A$3:.A$32]))" office:value-type="float" office:value="0.3125" calcext:value-type="float">
            <text:p>0.31</text:p>
          </table:table-cell>
          <table:table-cell table:style-name="ce2" table:formula="of:=(2 * [.B17] - MIN([.B$3:.B$32]) - MAX([.B$3:.B$32])) / (MAX([.B$3:.B$32]) - MIN([.B$3:.B$32]))" office:value-type="float" office:value="-0.375" calcext:value-type="float">
            <text:p>-0.38</text:p>
          </table:table-cell>
          <table:table-cell table:style-name="ce2" table:formula="of:=(2 * [.C17] - MIN([.C$3:.C$32]) - MAX([.C$3:.C$32])) / (MAX([.C$3:.C$32]) - MIN([.C$3:.C$32]))" office:value-type="float" office:value="0.245283018867925" calcext:value-type="float">
            <text:p>0.25</text:p>
          </table:table-cell>
          <table:table-cell table:style-name="ce2" table:formula="of:=(2 * [.D17] - MIN([.D$3:.D$32]) - MAX([.D$3:.D$32])) / (MAX([.D$3:.D$32]) - MIN([.D$3:.D$32]))" office:value-type="float" office:value="0.166666666666667" calcext:value-type="float">
            <text:p>0.17</text:p>
          </table:table-cell>
          <table:table-cell table:style-name="ce3" table:formula="of:=1/(1+EXP(-([.B$69]+[.$A50]*[.B$70]+[.$B50]*[.B$71]+[.$C50]*[.B$72]+[.$D50]*[.B$73])))" office:value-type="float" office:value="0.983238026009747" calcext:value-type="float">
            <text:p>0.98</text:p>
          </table:table-cell>
          <table:table-cell table:style-name="ce3" table:formula="of:=1/(1+EXP(-([.C$69]+[.$A50]*[.C$70]+[.$B50]*[.C$71]+[.$C50]*[.C$72]+[.$D50]*[.C$73])))" office:value-type="float" office:value="0.0861247384015332" calcext:value-type="float">
            <text:p>0.09</text:p>
          </table:table-cell>
          <table:table-cell table:formula="of:=1/(1+EXP(-([.D$69]+[.$A50]*[.D$70]+[.$B50]*[.D$71]+[.$C50]*[.D$72]+[.$D50]*[.D$73])))" office:value-type="float" office:value="0.101085951402599" calcext:value-type="float">
            <text:p>0.10</text:p>
          </table:table-cell>
          <table:table-cell table:formula="of:=1/(1+EXP(-([.E$69]+[.$A50]*[.E$70]+[.$B50]*[.E$71]+[.$C50]*[.E$72]+[.$D50]*[.E$73])))" office:value-type="float" office:value="0.966082831661948" calcext:value-type="float">
            <text:p>0.97</text:p>
          </table:table-cell>
          <table:table-cell table:formula="of:=1/(1+EXP(-([.F$69]+[.$A50]*[.F$70]+[.$B50]*[.F$71]+[.$C50]*[.F$72]+[.$D50]*[.F$73])))" office:value-type="float" office:value="0.0166207505188631" calcext:value-type="float">
            <text:p>0.02</text:p>
          </table:table-cell>
          <table:table-cell table:formula="of:=1/(1+EXP(-([.B$76]+[.$I50]*[.B$77]+[.$H50]*[.B$78]+[.$G50]*[.B$79]+[.$F50]*[.B$80]+[.$E50]*[.B$81])))" office:value-type="float" office:value="0.00259175437106815" calcext:value-type="float">
            <text:p>0.00</text:p>
          </table:table-cell>
          <table:table-cell table:formula="of:=1/(1+EXP(-([.C$76]+[.$I50]*[.C$77]+[.$H50]*[.C$78]+[.$G50]*[.C$79]+[.$F50]*[.C$80]+[.$E50]*[.C$81])))" office:value-type="float" office:value="0.983625952587264" calcext:value-type="float">
            <text:p>0.98</text:p>
          </table:table-cell>
          <table:table-cell table:formula="of:=1/(1+EXP(-([.D$76]+[.$I50]*[.D$77]+[.$H50]*[.D$78]+[.$G50]*[.D$79]+[.$F50]*[.D$80]+[.$E50]*[.D$81])))" office:value-type="float" office:value="0.0211042929003437" calcext:value-type="float">
            <text:p>0.02</text:p>
          </table:table-cell>
        </table:table-row>
        <table:table-row table:style-name="ro1">
          <table:table-cell table:style-name="ce2" table:formula="of:=(2 * [.A18] - MIN([.A$3:.A$32]) - MAX([.A$3:.A$32])) / (MAX([.A$3:.A$32]) - MIN([.A$3:.A$32]))" office:value-type="float" office:value="-0.1875" calcext:value-type="float">
            <text:p>-0.19</text:p>
          </table:table-cell>
          <table:table-cell table:style-name="ce2" table:formula="of:=(2 * [.B18] - MIN([.B$3:.B$32]) - MAX([.B$3:.B$32])) / (MAX([.B$3:.B$32]) - MIN([.B$3:.B$32]))" office:value-type="float" office:value="-0.375" calcext:value-type="float">
            <text:p>-0.38</text:p>
          </table:table-cell>
          <table:table-cell table:style-name="ce2" table:formula="of:=(2 * [.C18] - MIN([.C$3:.C$32]) - MAX([.C$3:.C$32])) / (MAX([.C$3:.C$32]) - MIN([.C$3:.C$32]))" office:value-type="float" office:value="0.207547169811321" calcext:value-type="float">
            <text:p>0.21</text:p>
          </table:table-cell>
          <table:table-cell table:style-name="ce2" table:formula="of:=(2 * [.D18] - MIN([.D$3:.D$32]) - MAX([.D$3:.D$32])) / (MAX([.D$3:.D$32]) - MIN([.D$3:.D$32]))" office:value-type="float" office:value="0" calcext:value-type="float">
            <text:p>0.00</text:p>
          </table:table-cell>
          <table:table-cell table:style-name="ce3" table:formula="of:=1/(1+EXP(-([.B$69]+[.$A51]*[.B$70]+[.$B51]*[.B$71]+[.$C51]*[.B$72]+[.$D51]*[.B$73])))" office:value-type="float" office:value="0.961100103880837" calcext:value-type="float">
            <text:p>0.96</text:p>
          </table:table-cell>
          <table:table-cell table:style-name="ce3" table:formula="of:=1/(1+EXP(-([.C$69]+[.$A51]*[.C$70]+[.$B51]*[.C$71]+[.$C51]*[.C$72]+[.$D51]*[.C$73])))" office:value-type="float" office:value="0.036598822372466" calcext:value-type="float">
            <text:p>0.04</text:p>
          </table:table-cell>
          <table:table-cell table:formula="of:=1/(1+EXP(-([.D$69]+[.$A51]*[.D$70]+[.$B51]*[.D$71]+[.$C51]*[.D$72]+[.$D51]*[.D$73])))" office:value-type="float" office:value="0.0450102452848827" calcext:value-type="float">
            <text:p>0.05</text:p>
          </table:table-cell>
          <table:table-cell table:formula="of:=1/(1+EXP(-([.E$69]+[.$A51]*[.E$70]+[.$B51]*[.E$71]+[.$C51]*[.E$72]+[.$D51]*[.E$73])))" office:value-type="float" office:value="0.929463694627978" calcext:value-type="float">
            <text:p>0.93</text:p>
          </table:table-cell>
          <table:table-cell table:formula="of:=1/(1+EXP(-([.F$69]+[.$A51]*[.F$70]+[.$B51]*[.F$71]+[.$C51]*[.F$72]+[.$D51]*[.F$73])))" office:value-type="float" office:value="0.0365317373580003" calcext:value-type="float">
            <text:p>0.04</text:p>
          </table:table-cell>
          <table:table-cell table:formula="of:=1/(1+EXP(-([.B$76]+[.$I51]*[.B$77]+[.$H51]*[.B$78]+[.$G51]*[.B$79]+[.$F51]*[.B$80]+[.$E51]*[.B$81])))" office:value-type="float" office:value="0.00407359806595415" calcext:value-type="float">
            <text:p>0.00</text:p>
          </table:table-cell>
          <table:table-cell table:formula="of:=1/(1+EXP(-([.C$76]+[.$I51]*[.C$77]+[.$H51]*[.C$78]+[.$G51]*[.C$79]+[.$F51]*[.C$80]+[.$E51]*[.C$81])))" office:value-type="float" office:value="0.989458224161588" calcext:value-type="float">
            <text:p>0.99</text:p>
          </table:table-cell>
          <table:table-cell table:formula="of:=1/(1+EXP(-([.D$76]+[.$I51]*[.D$77]+[.$H51]*[.D$78]+[.$G51]*[.D$79]+[.$F51]*[.D$80]+[.$E51]*[.D$81])))" office:value-type="float" office:value="0.0101707803902455" calcext:value-type="float">
            <text:p>0.01</text:p>
          </table:table-cell>
        </table:table-row>
        <table:table-row table:style-name="ro1">
          <table:table-cell table:style-name="ce2" table:formula="of:=(2 * [.A19] - MIN([.A$3:.A$32]) - MAX([.A$3:.A$32])) / (MAX([.A$3:.A$32]) - MIN([.A$3:.A$32]))" office:value-type="float" office:value="0.1875" calcext:value-type="float">
            <text:p>0.19</text:p>
          </table:table-cell>
          <table:table-cell table:style-name="ce2" table:formula="of:=(2 * [.B19] - MIN([.B$3:.B$32]) - MAX([.B$3:.B$32])) / (MAX([.B$3:.B$32]) - MIN([.B$3:.B$32]))" office:value-type="float" office:value="0.25" calcext:value-type="float">
            <text:p>0.25</text:p>
          </table:table-cell>
          <table:table-cell table:style-name="ce2" table:formula="of:=(2 * [.C19] - MIN([.C$3:.C$32]) - MAX([.C$3:.C$32])) / (MAX([.C$3:.C$32]) - MIN([.C$3:.C$32]))" office:value-type="float" office:value="0.283018867924528" calcext:value-type="float">
            <text:p>0.28</text:p>
          </table:table-cell>
          <table:table-cell table:style-name="ce2" table:formula="of:=(2 * [.D19] - MIN([.D$3:.D$32]) - MAX([.D$3:.D$32])) / (MAX([.D$3:.D$32]) - MIN([.D$3:.D$32]))" office:value-type="float" office:value="0.25" calcext:value-type="float">
            <text:p>0.25</text:p>
          </table:table-cell>
          <table:table-cell table:style-name="ce3" table:formula="of:=1/(1+EXP(-([.B$69]+[.$A52]*[.B$70]+[.$B52]*[.B$71]+[.$C52]*[.B$72]+[.$D52]*[.B$73])))" office:value-type="float" office:value="0.961983550098323" calcext:value-type="float">
            <text:p>0.96</text:p>
          </table:table-cell>
          <table:table-cell table:style-name="ce3" table:formula="of:=1/(1+EXP(-([.C$69]+[.$A52]*[.C$70]+[.$B52]*[.C$71]+[.$C52]*[.C$72]+[.$D52]*[.C$73])))" office:value-type="float" office:value="0.0559134881345992" calcext:value-type="float">
            <text:p>0.06</text:p>
          </table:table-cell>
          <table:table-cell table:formula="of:=1/(1+EXP(-([.D$69]+[.$A52]*[.D$70]+[.$B52]*[.D$71]+[.$C52]*[.D$72]+[.$D52]*[.D$73])))" office:value-type="float" office:value="0.0674071531803593" calcext:value-type="float">
            <text:p>0.07</text:p>
          </table:table-cell>
          <table:table-cell table:formula="of:=1/(1+EXP(-([.E$69]+[.$A52]*[.E$70]+[.$B52]*[.E$71]+[.$C52]*[.E$72]+[.$D52]*[.E$73])))" office:value-type="float" office:value="0.93267270903366" calcext:value-type="float">
            <text:p>0.93</text:p>
          </table:table-cell>
          <table:table-cell table:formula="of:=1/(1+EXP(-([.F$69]+[.$A52]*[.F$70]+[.$B52]*[.F$71]+[.$C52]*[.F$72]+[.$D52]*[.F$73])))" office:value-type="float" office:value="0.0449968052695562" calcext:value-type="float">
            <text:p>0.04</text:p>
          </table:table-cell>
          <table:table-cell table:formula="of:=1/(1+EXP(-([.B$76]+[.$I52]*[.B$77]+[.$H52]*[.B$78]+[.$G52]*[.B$79]+[.$F52]*[.B$80]+[.$E52]*[.B$81])))" office:value-type="float" office:value="0.00390905928429641" calcext:value-type="float">
            <text:p>0.00</text:p>
          </table:table-cell>
          <table:table-cell table:formula="of:=1/(1+EXP(-([.C$76]+[.$I52]*[.C$77]+[.$H52]*[.C$78]+[.$G52]*[.C$79]+[.$F52]*[.C$80]+[.$E52]*[.C$81])))" office:value-type="float" office:value="0.98559724162491" calcext:value-type="float">
            <text:p>0.99</text:p>
          </table:table-cell>
          <table:table-cell table:formula="of:=1/(1+EXP(-([.D$76]+[.$I52]*[.D$77]+[.$H52]*[.D$78]+[.$G52]*[.D$79]+[.$F52]*[.D$80]+[.$E52]*[.D$81])))" office:value-type="float" office:value="0.0125898602997054" calcext:value-type="float">
            <text:p>0.01</text:p>
          </table:table-cell>
        </table:table-row>
        <table:table-row table:style-name="ro1">
          <table:table-cell table:style-name="ce2" table:formula="of:=(2 * [.A20] - MIN([.A$3:.A$32]) - MAX([.A$3:.A$32])) / (MAX([.A$3:.A$32]) - MIN([.A$3:.A$32]))" office:value-type="float" office:value="-0.6875" calcext:value-type="float">
            <text:p>-0.69</text:p>
          </table:table-cell>
          <table:table-cell table:style-name="ce2" table:formula="of:=(2 * [.B20] - MIN([.B$3:.B$32]) - MAX([.B$3:.B$32])) / (MAX([.B$3:.B$32]) - MIN([.B$3:.B$32]))" office:value-type="float" office:value="-0.875" calcext:value-type="float">
            <text:p>-0.87</text:p>
          </table:table-cell>
          <table:table-cell table:style-name="ce2" table:formula="of:=(2 * [.C20] - MIN([.C$3:.C$32]) - MAX([.C$3:.C$32])) / (MAX([.C$3:.C$32]) - MIN([.C$3:.C$32]))" office:value-type="float" office:value="-0.245283018867925" calcext:value-type="float">
            <text:p>-0.25</text:p>
          </table:table-cell>
          <table:table-cell table:style-name="ce2" table:formula="of:=(2 * [.D20] - MIN([.D$3:.D$32]) - MAX([.D$3:.D$32])) / (MAX([.D$3:.D$32]) - MIN([.D$3:.D$32]))" office:value-type="float" office:value="-0.25" calcext:value-type="float">
            <text:p>-0.25</text:p>
          </table:table-cell>
          <table:table-cell table:style-name="ce3" table:formula="of:=1/(1+EXP(-([.B$69]+[.$A53]*[.B$70]+[.$B53]*[.B$71]+[.$C53]*[.B$72]+[.$D53]*[.B$73])))" office:value-type="float" office:value="0.8711034311244" calcext:value-type="float">
            <text:p>0.87</text:p>
          </table:table-cell>
          <table:table-cell table:style-name="ce3" table:formula="of:=1/(1+EXP(-([.C$69]+[.$A53]*[.C$70]+[.$B53]*[.C$71]+[.$C53]*[.C$72]+[.$D53]*[.C$73])))" office:value-type="float" office:value="0.00110029542300001" calcext:value-type="float">
            <text:p>0.00</text:p>
          </table:table-cell>
          <table:table-cell table:formula="of:=1/(1+EXP(-([.D$69]+[.$A53]*[.D$70]+[.$B53]*[.D$71]+[.$C53]*[.D$72]+[.$D53]*[.D$73])))" office:value-type="float" office:value="0.00169244763305544" calcext:value-type="float">
            <text:p>0.00</text:p>
          </table:table-cell>
          <table:table-cell table:formula="of:=1/(1+EXP(-([.E$69]+[.$A53]*[.E$70]+[.$B53]*[.E$71]+[.$C53]*[.E$72]+[.$D53]*[.E$73])))" office:value-type="float" office:value="0.816327204991923" calcext:value-type="float">
            <text:p>0.82</text:p>
          </table:table-cell>
          <table:table-cell table:formula="of:=1/(1+EXP(-([.F$69]+[.$A53]*[.F$70]+[.$B53]*[.F$71]+[.$C53]*[.F$72]+[.$D53]*[.F$73])))" office:value-type="float" office:value="0.108993349073261" calcext:value-type="float">
            <text:p>0.11</text:p>
          </table:table-cell>
          <table:table-cell table:formula="of:=1/(1+EXP(-([.B$76]+[.$I53]*[.B$77]+[.$H53]*[.B$78]+[.$G53]*[.B$79]+[.$F53]*[.B$80]+[.$E53]*[.B$81])))" office:value-type="float" office:value="0.0123386011973904" calcext:value-type="float">
            <text:p>0.01</text:p>
          </table:table-cell>
          <table:table-cell table:formula="of:=1/(1+EXP(-([.C$76]+[.$I53]*[.C$77]+[.$H53]*[.C$78]+[.$G53]*[.C$79]+[.$F53]*[.C$80]+[.$E53]*[.C$81])))" office:value-type="float" office:value="0.984028037932039" calcext:value-type="float">
            <text:p>0.98</text:p>
          </table:table-cell>
          <table:table-cell table:formula="of:=1/(1+EXP(-([.D$76]+[.$I53]*[.D$77]+[.$H53]*[.D$78]+[.$G53]*[.D$79]+[.$F53]*[.D$80]+[.$E53]*[.D$81])))" office:value-type="float" office:value="0.00451336325451954" calcext:value-type="float">
            <text:p>0.00</text:p>
          </table:table-cell>
        </table:table-row>
        <table:table-row table:style-name="ro1">
          <table:table-cell table:style-name="ce2" table:formula="of:=(2 * [.A21] - MIN([.A$3:.A$32]) - MAX([.A$3:.A$32])) / (MAX([.A$3:.A$32]) - MIN([.A$3:.A$32]))" office:value-type="float" office:value="0.375" calcext:value-type="float">
            <text:p>0.37</text:p>
          </table:table-cell>
          <table:table-cell table:style-name="ce2" table:formula="of:=(2 * [.B21] - MIN([.B$3:.B$32]) - MAX([.B$3:.B$32])) / (MAX([.B$3:.B$32]) - MIN([.B$3:.B$32]))" office:value-type="float" office:value="-0.25" calcext:value-type="float">
            <text:p>-0.25</text:p>
          </table:table-cell>
          <table:table-cell table:style-name="ce2" table:formula="of:=(2 * [.C21] - MIN([.C$3:.C$32]) - MAX([.C$3:.C$32])) / (MAX([.C$3:.C$32]) - MIN([.C$3:.C$32]))" office:value-type="float" office:value="0.245283018867925" calcext:value-type="float">
            <text:p>0.25</text:p>
          </table:table-cell>
          <table:table-cell table:style-name="ce2" table:formula="of:=(2 * [.D21] - MIN([.D$3:.D$32]) - MAX([.D$3:.D$32])) / (MAX([.D$3:.D$32]) - MIN([.D$3:.D$32]))" office:value-type="float" office:value="0" calcext:value-type="float">
            <text:p>0.00</text:p>
          </table:table-cell>
          <table:table-cell table:style-name="ce3" table:formula="of:=1/(1+EXP(-([.B$69]+[.$A54]*[.B$70]+[.$B54]*[.B$71]+[.$C54]*[.B$72]+[.$D54]*[.B$73])))" office:value-type="float" office:value="0.968256214155287" calcext:value-type="float">
            <text:p>0.97</text:p>
          </table:table-cell>
          <table:table-cell table:style-name="ce3" table:formula="of:=1/(1+EXP(-([.C$69]+[.$A54]*[.C$70]+[.$B54]*[.C$71]+[.$C54]*[.C$72]+[.$D54]*[.C$73])))" office:value-type="float" office:value="0.0169555598280666" calcext:value-type="float">
            <text:p>0.02</text:p>
          </table:table-cell>
          <table:table-cell table:formula="of:=1/(1+EXP(-([.D$69]+[.$A54]*[.D$70]+[.$B54]*[.D$71]+[.$C54]*[.D$72]+[.$D54]*[.D$73])))" office:value-type="float" office:value="0.0226984434891817" calcext:value-type="float">
            <text:p>0.02</text:p>
          </table:table-cell>
          <table:table-cell table:formula="of:=1/(1+EXP(-([.E$69]+[.$A54]*[.E$70]+[.$B54]*[.E$71]+[.$C54]*[.E$72]+[.$D54]*[.E$73])))" office:value-type="float" office:value="0.9504787129689" calcext:value-type="float">
            <text:p>0.95</text:p>
          </table:table-cell>
          <table:table-cell table:formula="of:=1/(1+EXP(-([.F$69]+[.$A54]*[.F$70]+[.$B54]*[.F$71]+[.$C54]*[.F$72]+[.$D54]*[.F$73])))" office:value-type="float" office:value="0.0348645465121312" calcext:value-type="float">
            <text:p>0.03</text:p>
          </table:table-cell>
          <table:table-cell table:formula="of:=1/(1+EXP(-([.B$76]+[.$I54]*[.B$77]+[.$H54]*[.B$78]+[.$G54]*[.B$79]+[.$F54]*[.B$80]+[.$E54]*[.B$81])))" office:value-type="float" office:value="0.00403314579542814" calcext:value-type="float">
            <text:p>0.00</text:p>
          </table:table-cell>
          <table:table-cell table:formula="of:=1/(1+EXP(-([.C$76]+[.$I54]*[.C$77]+[.$H54]*[.C$78]+[.$G54]*[.C$79]+[.$F54]*[.C$80]+[.$E54]*[.C$81])))" office:value-type="float" office:value="0.992628883056303" calcext:value-type="float">
            <text:p>0.99</text:p>
          </table:table-cell>
          <table:table-cell table:formula="of:=1/(1+EXP(-([.D$76]+[.$I54]*[.D$77]+[.$H54]*[.D$78]+[.$G54]*[.D$79]+[.$F54]*[.D$80]+[.$E54]*[.D$81])))" office:value-type="float" office:value="0.00781527747814877" calcext:value-type="float">
            <text:p>0.01</text:p>
          </table:table-cell>
        </table:table-row>
        <table:table-row table:style-name="ro1">
          <table:table-cell table:style-name="ce2" table:formula="of:=(2 * [.A22] - MIN([.A$3:.A$32]) - MAX([.A$3:.A$32])) / (MAX([.A$3:.A$32]) - MIN([.A$3:.A$32]))" office:value-type="float" office:value="-0.5" calcext:value-type="float">
            <text:p>-0.50</text:p>
          </table:table-cell>
          <table:table-cell table:style-name="ce2" table:formula="of:=(2 * [.B22] - MIN([.B$3:.B$32]) - MAX([.B$3:.B$32])) / (MAX([.B$3:.B$32]) - MIN([.B$3:.B$32]))" office:value-type="float" office:value="-0.5" calcext:value-type="float">
            <text:p>-0.50</text:p>
          </table:table-cell>
          <table:table-cell table:style-name="ce2" table:formula="of:=(2 * [.C22] - MIN([.C$3:.C$32]) - MAX([.C$3:.C$32])) / (MAX([.C$3:.C$32]) - MIN([.C$3:.C$32]))" office:value-type="float" office:value="-0.0188679245283018" calcext:value-type="float">
            <text:p>-0.02</text:p>
          </table:table-cell>
          <table:table-cell table:style-name="ce2" table:formula="of:=(2 * [.D22] - MIN([.D$3:.D$32]) - MAX([.D$3:.D$32])) / (MAX([.D$3:.D$32]) - MIN([.D$3:.D$32]))" office:value-type="float" office:value="0.0833333333333332" calcext:value-type="float">
            <text:p>0.08</text:p>
          </table:table-cell>
          <table:table-cell table:style-name="ce3" table:formula="of:=1/(1+EXP(-([.B$69]+[.$A55]*[.B$70]+[.$B55]*[.B$71]+[.$C55]*[.B$72]+[.$D55]*[.B$73])))" office:value-type="float" office:value="0.947377325131046" calcext:value-type="float">
            <text:p>0.95</text:p>
          </table:table-cell>
          <table:table-cell table:style-name="ce3" table:formula="of:=1/(1+EXP(-([.C$69]+[.$A55]*[.C$70]+[.$B55]*[.C$71]+[.$C55]*[.C$72]+[.$D55]*[.C$73])))" office:value-type="float" office:value="0.0253331333795133" calcext:value-type="float">
            <text:p>0.03</text:p>
          </table:table-cell>
          <table:table-cell table:formula="of:=1/(1+EXP(-([.D$69]+[.$A55]*[.D$70]+[.$B55]*[.D$71]+[.$C55]*[.D$72]+[.$D55]*[.D$73])))" office:value-type="float" office:value="0.0314318334379578" calcext:value-type="float">
            <text:p>0.03</text:p>
          </table:table-cell>
          <table:table-cell table:formula="of:=1/(1+EXP(-([.E$69]+[.$A55]*[.E$70]+[.$B55]*[.E$71]+[.$C55]*[.E$72]+[.$D55]*[.E$73])))" office:value-type="float" office:value="0.897179458844918" calcext:value-type="float">
            <text:p>0.90</text:p>
          </table:table-cell>
          <table:table-cell table:formula="of:=1/(1+EXP(-([.F$69]+[.$A55]*[.F$70]+[.$B55]*[.F$71]+[.$C55]*[.F$72]+[.$D55]*[.F$73])))" office:value-type="float" office:value="0.045756290538133" calcext:value-type="float">
            <text:p>0.05</text:p>
          </table:table-cell>
          <table:table-cell table:formula="of:=1/(1+EXP(-([.B$76]+[.$I55]*[.B$77]+[.$H55]*[.B$78]+[.$G55]*[.B$79]+[.$F55]*[.B$80]+[.$E55]*[.B$81])))" office:value-type="float" office:value="0.00504746006663922" calcext:value-type="float">
            <text:p>0.01</text:p>
          </table:table-cell>
          <table:table-cell table:formula="of:=1/(1+EXP(-([.C$76]+[.$I55]*[.C$77]+[.$H55]*[.C$78]+[.$G55]*[.C$79]+[.$F55]*[.C$80]+[.$E55]*[.C$81])))" office:value-type="float" office:value="0.989456636688009" calcext:value-type="float">
            <text:p>0.99</text:p>
          </table:table-cell>
          <table:table-cell table:formula="of:=1/(1+EXP(-([.D$76]+[.$I55]*[.D$77]+[.$H55]*[.D$78]+[.$G55]*[.D$79]+[.$F55]*[.D$80]+[.$E55]*[.D$81])))" office:value-type="float" office:value="0.00848812736176419" calcext:value-type="float">
            <text:p>0.01</text:p>
          </table:table-cell>
        </table:table-row>
        <table:table-row table:style-name="ro1">
          <table:table-cell table:style-name="ce2" table:formula="of:=(2 * [.A23] - MIN([.A$3:.A$32]) - MAX([.A$3:.A$32])) / (MAX([.A$3:.A$32]) - MIN([.A$3:.A$32]))" office:value-type="float" office:value="0.1875" calcext:value-type="float">
            <text:p>0.19</text:p>
          </table:table-cell>
          <table:table-cell table:style-name="ce2" table:formula="of:=(2 * [.B23] - MIN([.B$3:.B$32]) - MAX([.B$3:.B$32])) / (MAX([.B$3:.B$32]) - MIN([.B$3:.B$32]))" office:value-type="float" office:value="0.25" calcext:value-type="float">
            <text:p>0.25</text:p>
          </table:table-cell>
          <table:table-cell table:style-name="ce2" table:formula="of:=(2 * [.C23] - MIN([.C$3:.C$32]) - MAX([.C$3:.C$32])) / (MAX([.C$3:.C$32]) - MIN([.C$3:.C$32]))" office:value-type="float" office:value="0.773584905660377" calcext:value-type="float">
            <text:p>0.77</text:p>
          </table:table-cell>
          <table:table-cell table:style-name="ce2" table:formula="of:=(2 * [.D23] - MIN([.D$3:.D$32]) - MAX([.D$3:.D$32])) / (MAX([.D$3:.D$32]) - MIN([.D$3:.D$32]))" office:value-type="float" office:value="1" calcext:value-type="float">
            <text:p>1.00</text:p>
          </table:table-cell>
          <table:table-cell table:style-name="ce3" table:formula="of:=1/(1+EXP(-([.B$69]+[.$A56]*[.B$70]+[.$B56]*[.B$71]+[.$C56]*[.B$72]+[.$D56]*[.B$73])))" office:value-type="float" office:value="0.998671078064214" calcext:value-type="float">
            <text:p>1.00</text:p>
          </table:table-cell>
          <table:table-cell table:style-name="ce3" table:formula="of:=1/(1+EXP(-([.C$69]+[.$A56]*[.C$70]+[.$B56]*[.C$71]+[.$C56]*[.C$72]+[.$D56]*[.C$73])))" office:value-type="float" office:value="0.998938347502887" calcext:value-type="float">
            <text:p>1.00</text:p>
          </table:table-cell>
          <table:table-cell table:formula="of:=1/(1+EXP(-([.D$69]+[.$A56]*[.D$70]+[.$B56]*[.D$71]+[.$C56]*[.D$72]+[.$D56]*[.D$73])))" office:value-type="float" office:value="0.998312012472325" calcext:value-type="float">
            <text:p>1.00</text:p>
          </table:table-cell>
          <table:table-cell table:formula="of:=1/(1+EXP(-([.E$69]+[.$A56]*[.E$70]+[.$B56]*[.E$71]+[.$C56]*[.E$72]+[.$D56]*[.E$73])))" office:value-type="float" office:value="0.992490219156806" calcext:value-type="float">
            <text:p>0.99</text:p>
          </table:table-cell>
          <table:table-cell table:formula="of:=1/(1+EXP(-([.F$69]+[.$A56]*[.F$70]+[.$B56]*[.F$71]+[.$C56]*[.F$72]+[.$D56]*[.F$73])))" office:value-type="float" office:value="0.00115271389259091" calcext:value-type="float">
            <text:p>0.00</text:p>
          </table:table-cell>
          <table:table-cell table:formula="of:=1/(1+EXP(-([.B$76]+[.$I56]*[.B$77]+[.$H56]*[.B$78]+[.$G56]*[.B$79]+[.$F56]*[.B$80]+[.$E56]*[.B$81])))" office:value-type="float" office:value="0.0000906734219365186" calcext:value-type="float">
            <text:p>0.00</text:p>
          </table:table-cell>
          <table:table-cell table:formula="of:=1/(1+EXP(-([.C$76]+[.$I56]*[.C$77]+[.$H56]*[.C$78]+[.$G56]*[.C$79]+[.$F56]*[.C$80]+[.$E56]*[.C$81])))" office:value-type="float" office:value="0.000365308191643166" calcext:value-type="float">
            <text:p>0.00</text:p>
          </table:table-cell>
          <table:table-cell table:formula="of:=1/(1+EXP(-([.D$76]+[.$I56]*[.D$77]+[.$H56]*[.D$78]+[.$G56]*[.D$79]+[.$F56]*[.D$80]+[.$E56]*[.D$81])))" office:value-type="float" office:value="0.999464060359442" calcext:value-type="float">
            <text:p>1.00</text:p>
          </table:table-cell>
        </table:table-row>
        <table:table-row table:style-name="ro1">
          <table:table-cell table:style-name="ce2" table:formula="of:=(2 * [.A24] - MIN([.A$3:.A$32]) - MAX([.A$3:.A$32])) / (MAX([.A$3:.A$32]) - MIN([.A$3:.A$32]))" office:value-type="float" office:value="-0.125" calcext:value-type="float">
            <text:p>-0.13</text:p>
          </table:table-cell>
          <table:table-cell table:style-name="ce2" table:formula="of:=(2 * [.B24] - MIN([.B$3:.B$32]) - MAX([.B$3:.B$32])) / (MAX([.B$3:.B$32]) - MIN([.B$3:.B$32]))" office:value-type="float" office:value="-0.5" calcext:value-type="float">
            <text:p>-0.50</text:p>
          </table:table-cell>
          <table:table-cell table:style-name="ce2" table:formula="of:=(2 * [.C24] - MIN([.C$3:.C$32]) - MAX([.C$3:.C$32])) / (MAX([.C$3:.C$32]) - MIN([.C$3:.C$32]))" office:value-type="float" office:value="0.433962264150943" calcext:value-type="float">
            <text:p>0.43</text:p>
          </table:table-cell>
          <table:table-cell table:style-name="ce2" table:formula="of:=(2 * [.D24] - MIN([.D$3:.D$32]) - MAX([.D$3:.D$32])) / (MAX([.D$3:.D$32]) - MIN([.D$3:.D$32]))" office:value-type="float" office:value="0.5" calcext:value-type="float">
            <text:p>0.50</text:p>
          </table:table-cell>
          <table:table-cell table:style-name="ce3" table:formula="of:=1/(1+EXP(-([.B$69]+[.$A57]*[.B$70]+[.$B57]*[.B$71]+[.$C57]*[.B$72]+[.$D57]*[.B$73])))" office:value-type="float" office:value="0.995780833482147" calcext:value-type="float">
            <text:p>1.00</text:p>
          </table:table-cell>
          <table:table-cell table:style-name="ce3" table:formula="of:=1/(1+EXP(-([.C$69]+[.$A57]*[.C$70]+[.$B57]*[.C$71]+[.$C57]*[.C$72]+[.$D57]*[.C$73])))" office:value-type="float" office:value="0.932242206606343" calcext:value-type="float">
            <text:p>0.93</text:p>
          </table:table-cell>
          <table:table-cell table:formula="of:=1/(1+EXP(-([.D$69]+[.$A57]*[.D$70]+[.$B57]*[.D$71]+[.$C57]*[.D$72]+[.$D57]*[.D$73])))" office:value-type="float" office:value="0.919460091412995" calcext:value-type="float">
            <text:p>0.92</text:p>
          </table:table-cell>
          <table:table-cell table:formula="of:=1/(1+EXP(-([.E$69]+[.$A57]*[.E$70]+[.$B57]*[.E$71]+[.$C57]*[.E$72]+[.$D57]*[.E$73])))" office:value-type="float" office:value="0.983638555920112" calcext:value-type="float">
            <text:p>0.98</text:p>
          </table:table-cell>
          <table:table-cell table:formula="of:=1/(1+EXP(-([.F$69]+[.$A57]*[.F$70]+[.$B57]*[.F$71]+[.$C57]*[.F$72]+[.$D57]*[.F$73])))" office:value-type="float" office:value="0.00316963727193333" calcext:value-type="float">
            <text:p>0.00</text:p>
          </table:table-cell>
          <table:table-cell table:formula="of:=1/(1+EXP(-([.B$76]+[.$I57]*[.B$77]+[.$H57]*[.B$78]+[.$G57]*[.B$79]+[.$F57]*[.B$80]+[.$E57]*[.B$81])))" office:value-type="float" office:value="0.000121692559981686" calcext:value-type="float">
            <text:p>0.00</text:p>
          </table:table-cell>
          <table:table-cell table:formula="of:=1/(1+EXP(-([.C$76]+[.$I57]*[.C$77]+[.$H57]*[.C$78]+[.$G57]*[.C$79]+[.$F57]*[.C$80]+[.$E57]*[.C$81])))" office:value-type="float" office:value="0.000932385693096913" calcext:value-type="float">
            <text:p>0.00</text:p>
          </table:table-cell>
          <table:table-cell table:formula="of:=1/(1+EXP(-([.D$76]+[.$I57]*[.D$77]+[.$H57]*[.D$78]+[.$G57]*[.D$79]+[.$F57]*[.D$80]+[.$E57]*[.D$81])))" office:value-type="float" office:value="0.998669249934045" calcext:value-type="float">
            <text:p>1.00</text:p>
          </table:table-cell>
        </table:table-row>
        <table:table-row table:style-name="ro1">
          <table:table-cell table:style-name="ce2" table:formula="of:=(2 * [.A25] - MIN([.A$3:.A$32]) - MAX([.A$3:.A$32])) / (MAX([.A$3:.A$32]) - MIN([.A$3:.A$32]))" office:value-type="float" office:value="0.6875" calcext:value-type="float">
            <text:p>0.69</text:p>
          </table:table-cell>
          <table:table-cell table:style-name="ce2" table:formula="of:=(2 * [.B25] - MIN([.B$3:.B$32]) - MAX([.B$3:.B$32])) / (MAX([.B$3:.B$32]) - MIN([.B$3:.B$32]))" office:value-type="float" office:value="-0.125" calcext:value-type="float">
            <text:p>-0.12</text:p>
          </table:table-cell>
          <table:table-cell table:style-name="ce2" table:formula="of:=(2 * [.C25] - MIN([.C$3:.C$32]) - MAX([.C$3:.C$32])) / (MAX([.C$3:.C$32]) - MIN([.C$3:.C$32]))" office:value-type="float" office:value="0.735849056603774" calcext:value-type="float">
            <text:p>0.74</text:p>
          </table:table-cell>
          <table:table-cell table:style-name="ce2" table:formula="of:=(2 * [.D25] - MIN([.D$3:.D$32]) - MAX([.D$3:.D$32])) / (MAX([.D$3:.D$32]) - MIN([.D$3:.D$32]))" office:value-type="float" office:value="0.666666666666667" calcext:value-type="float">
            <text:p>0.67</text:p>
          </table:table-cell>
          <table:table-cell table:style-name="ce3" table:formula="of:=1/(1+EXP(-([.B$69]+[.$A58]*[.B$70]+[.$B58]*[.B$71]+[.$C58]*[.B$72]+[.$D58]*[.B$73])))" office:value-type="float" office:value="0.998555206706759" calcext:value-type="float">
            <text:p>1.00</text:p>
          </table:table-cell>
          <table:table-cell table:style-name="ce3" table:formula="of:=1/(1+EXP(-([.C$69]+[.$A58]*[.C$70]+[.$B58]*[.C$71]+[.$C58]*[.C$72]+[.$D58]*[.C$73])))" office:value-type="float" office:value="0.985539298189162" calcext:value-type="float">
            <text:p>0.99</text:p>
          </table:table-cell>
          <table:table-cell table:formula="of:=1/(1+EXP(-([.D$69]+[.$A58]*[.D$70]+[.$B58]*[.D$71]+[.$C58]*[.D$72]+[.$D58]*[.D$73])))" office:value-type="float" office:value="0.981421071907557" calcext:value-type="float">
            <text:p>0.98</text:p>
          </table:table-cell>
          <table:table-cell table:formula="of:=1/(1+EXP(-([.E$69]+[.$A58]*[.E$70]+[.$B58]*[.E$71]+[.$C58]*[.E$72]+[.$D58]*[.E$73])))" office:value-type="float" office:value="0.994304807966978" calcext:value-type="float">
            <text:p>0.99</text:p>
          </table:table-cell>
          <table:table-cell table:formula="of:=1/(1+EXP(-([.F$69]+[.$A58]*[.F$70]+[.$B58]*[.F$71]+[.$C58]*[.F$72]+[.$D58]*[.F$73])))" office:value-type="float" office:value="0.00133040632061731" calcext:value-type="float">
            <text:p>0.00</text:p>
          </table:table-cell>
          <table:table-cell table:formula="of:=1/(1+EXP(-([.B$76]+[.$I58]*[.B$77]+[.$H58]*[.B$78]+[.$G58]*[.B$79]+[.$F58]*[.B$80]+[.$E58]*[.B$81])))" office:value-type="float" office:value="0.0000953419350256414" calcext:value-type="float">
            <text:p>0.00</text:p>
          </table:table-cell>
          <table:table-cell table:formula="of:=1/(1+EXP(-([.C$76]+[.$I58]*[.C$77]+[.$H58]*[.C$78]+[.$G58]*[.C$79]+[.$F58]*[.C$80]+[.$E58]*[.C$81])))" office:value-type="float" office:value="0.000448671482004584" calcext:value-type="float">
            <text:p>0.00</text:p>
          </table:table-cell>
          <table:table-cell table:formula="of:=1/(1+EXP(-([.D$76]+[.$I58]*[.D$77]+[.$H58]*[.D$78]+[.$G58]*[.D$79]+[.$F58]*[.D$80]+[.$E58]*[.D$81])))" office:value-type="float" office:value="0.999351457658155" calcext:value-type="float">
            <text:p>1.00</text:p>
          </table:table-cell>
        </table:table-row>
        <table:table-row table:style-name="ro1">
          <table:table-cell table:style-name="ce2" table:formula="of:=(2 * [.A26] - MIN([.A$3:.A$32]) - MAX([.A$3:.A$32])) / (MAX([.A$3:.A$32]) - MIN([.A$3:.A$32]))" office:value-type="float" office:value="0.1875" calcext:value-type="float">
            <text:p>0.19</text:p>
          </table:table-cell>
          <table:table-cell table:style-name="ce2" table:formula="of:=(2 * [.B26] - MIN([.B$3:.B$32]) - MAX([.B$3:.B$32])) / (MAX([.B$3:.B$32]) - MIN([.B$3:.B$32]))" office:value-type="float" office:value="-0.25" calcext:value-type="float">
            <text:p>-0.25</text:p>
          </table:table-cell>
          <table:table-cell table:style-name="ce2" table:formula="of:=(2 * [.C26] - MIN([.C$3:.C$32]) - MAX([.C$3:.C$32])) / (MAX([.C$3:.C$32]) - MIN([.C$3:.C$32]))" office:value-type="float" office:value="0.622641509433962" calcext:value-type="float">
            <text:p>0.62</text:p>
          </table:table-cell>
          <table:table-cell table:style-name="ce2" table:formula="of:=(2 * [.D26] - MIN([.D$3:.D$32]) - MAX([.D$3:.D$32])) / (MAX([.D$3:.D$32]) - MIN([.D$3:.D$32]))" office:value-type="float" office:value="0.416666666666667" calcext:value-type="float">
            <text:p>0.42</text:p>
          </table:table-cell>
          <table:table-cell table:style-name="ce3" table:formula="of:=1/(1+EXP(-([.B$69]+[.$A59]*[.B$70]+[.$B59]*[.B$71]+[.$C59]*[.B$72]+[.$D59]*[.B$73])))" office:value-type="float" office:value="0.995775259609649" calcext:value-type="float">
            <text:p>1.00</text:p>
          </table:table-cell>
          <table:table-cell table:style-name="ce3" table:formula="of:=1/(1+EXP(-([.C$69]+[.$A59]*[.C$70]+[.$B59]*[.C$71]+[.$C59]*[.C$72]+[.$D59]*[.C$73])))" office:value-type="float" office:value="0.916077877140177" calcext:value-type="float">
            <text:p>0.92</text:p>
          </table:table-cell>
          <table:table-cell table:formula="of:=1/(1+EXP(-([.D$69]+[.$A59]*[.D$70]+[.$B59]*[.D$71]+[.$C59]*[.D$72]+[.$D59]*[.D$73])))" office:value-type="float" office:value="0.903603534135156" calcext:value-type="float">
            <text:p>0.90</text:p>
          </table:table-cell>
          <table:table-cell table:formula="of:=1/(1+EXP(-([.E$69]+[.$A59]*[.E$70]+[.$B59]*[.E$71]+[.$C59]*[.E$72]+[.$D59]*[.E$73])))" office:value-type="float" office:value="0.98614472236437" calcext:value-type="float">
            <text:p>0.99</text:p>
          </table:table-cell>
          <table:table-cell table:formula="of:=1/(1+EXP(-([.F$69]+[.$A59]*[.F$70]+[.$B59]*[.F$71]+[.$C59]*[.F$72]+[.$D59]*[.F$73])))" office:value-type="float" office:value="0.00364848520762821" calcext:value-type="float">
            <text:p>0.00</text:p>
          </table:table-cell>
          <table:table-cell table:formula="of:=1/(1+EXP(-([.B$76]+[.$I59]*[.B$77]+[.$H59]*[.B$78]+[.$G59]*[.B$79]+[.$F59]*[.B$80]+[.$E59]*[.B$81])))" office:value-type="float" office:value="0.000128309136498923" calcext:value-type="float">
            <text:p>0.00</text:p>
          </table:table-cell>
          <table:table-cell table:formula="of:=1/(1+EXP(-([.C$76]+[.$I59]*[.C$77]+[.$H59]*[.C$78]+[.$G59]*[.C$79]+[.$F59]*[.C$80]+[.$E59]*[.C$81])))" office:value-type="float" office:value="0.00115996751819729" calcext:value-type="float">
            <text:p>0.00</text:p>
          </table:table-cell>
          <table:table-cell table:formula="of:=1/(1+EXP(-([.D$76]+[.$I59]*[.D$77]+[.$H59]*[.D$78]+[.$G59]*[.D$79]+[.$F59]*[.D$80]+[.$E59]*[.D$81])))" office:value-type="float" office:value="0.99836778559933" calcext:value-type="float">
            <text:p>1.00</text:p>
          </table:table-cell>
        </table:table-row>
        <table:table-row table:style-name="ro1">
          <table:table-cell table:style-name="ce2" table:formula="of:=(2 * [.A27] - MIN([.A$3:.A$32]) - MAX([.A$3:.A$32])) / (MAX([.A$3:.A$32]) - MIN([.A$3:.A$32]))" office:value-type="float" office:value="0.3125" calcext:value-type="float">
            <text:p>0.31</text:p>
          </table:table-cell>
          <table:table-cell table:style-name="ce2" table:formula="of:=(2 * [.B27] - MIN([.B$3:.B$32]) - MAX([.B$3:.B$32])) / (MAX([.B$3:.B$32]) - MIN([.B$3:.B$32]))" office:value-type="float" office:value="-0.125" calcext:value-type="float">
            <text:p>-0.12</text:p>
          </table:table-cell>
          <table:table-cell table:style-name="ce2" table:formula="of:=(2 * [.C27] - MIN([.C$3:.C$32]) - MAX([.C$3:.C$32])) / (MAX([.C$3:.C$32]) - MIN([.C$3:.C$32]))" office:value-type="float" office:value="0.69811320754717" calcext:value-type="float">
            <text:p>0.70</text:p>
          </table:table-cell>
          <table:table-cell table:style-name="ce2" table:formula="of:=(2 * [.D27] - MIN([.D$3:.D$32]) - MAX([.D$3:.D$32])) / (MAX([.D$3:.D$32]) - MIN([.D$3:.D$32]))" office:value-type="float" office:value="0.75" calcext:value-type="float">
            <text:p>0.75</text:p>
          </table:table-cell>
          <table:table-cell table:style-name="ce3" table:formula="of:=1/(1+EXP(-([.B$69]+[.$A60]*[.B$70]+[.$B60]*[.B$71]+[.$C60]*[.B$72]+[.$D60]*[.B$73])))" office:value-type="float" office:value="0.998428307334031" calcext:value-type="float">
            <text:p>1.00</text:p>
          </table:table-cell>
          <table:table-cell table:style-name="ce3" table:formula="of:=1/(1+EXP(-([.C$69]+[.$A60]*[.C$70]+[.$B60]*[.C$71]+[.$C60]*[.C$72]+[.$D60]*[.C$73])))" office:value-type="float" office:value="0.993865607664053" calcext:value-type="float">
            <text:p>0.99</text:p>
          </table:table-cell>
          <table:table-cell table:formula="of:=1/(1+EXP(-([.D$69]+[.$A60]*[.D$70]+[.$B60]*[.D$71]+[.$C60]*[.D$72]+[.$D60]*[.D$73])))" office:value-type="float" office:value="0.991451823328893" calcext:value-type="float">
            <text:p>0.99</text:p>
          </table:table-cell>
          <table:table-cell table:formula="of:=1/(1+EXP(-([.E$69]+[.$A60]*[.E$70]+[.$B60]*[.E$71]+[.$C60]*[.E$72]+[.$D60]*[.E$73])))" office:value-type="float" office:value="0.99271685288761" calcext:value-type="float">
            <text:p>0.99</text:p>
          </table:table-cell>
          <table:table-cell table:formula="of:=1/(1+EXP(-([.F$69]+[.$A60]*[.F$70]+[.$B60]*[.F$71]+[.$C60]*[.F$72]+[.$D60]*[.F$73])))" office:value-type="float" office:value="0.00131722290107171" calcext:value-type="float">
            <text:p>0.00</text:p>
          </table:table-cell>
          <table:table-cell table:formula="of:=1/(1+EXP(-([.B$76]+[.$I60]*[.B$77]+[.$H60]*[.B$78]+[.$G60]*[.B$79]+[.$F60]*[.B$80]+[.$E60]*[.B$81])))" office:value-type="float" office:value="0.000092699331899142" calcext:value-type="float">
            <text:p>0.00</text:p>
          </table:table-cell>
          <table:table-cell table:formula="of:=1/(1+EXP(-([.C$76]+[.$I60]*[.C$77]+[.$H60]*[.C$78]+[.$G60]*[.C$79]+[.$F60]*[.C$80]+[.$E60]*[.C$81])))" office:value-type="float" office:value="0.000395186690986743" calcext:value-type="float">
            <text:p>0.00</text:p>
          </table:table-cell>
          <table:table-cell table:formula="of:=1/(1+EXP(-([.D$76]+[.$I60]*[.D$77]+[.$H60]*[.D$78]+[.$G60]*[.D$79]+[.$F60]*[.D$80]+[.$E60]*[.D$81])))" office:value-type="float" office:value="0.999422185674024" calcext:value-type="float">
            <text:p>1.00</text:p>
          </table:table-cell>
        </table:table-row>
        <table:table-row table:style-name="ro1">
          <table:table-cell table:style-name="ce2" table:formula="of:=(2 * [.A28] - MIN([.A$3:.A$32]) - MAX([.A$3:.A$32])) / (MAX([.A$3:.A$32]) - MIN([.A$3:.A$32]))" office:value-type="float" office:value="1" calcext:value-type="float">
            <text:p>1.00</text:p>
          </table:table-cell>
          <table:table-cell table:style-name="ce2" table:formula="of:=(2 * [.B28] - MIN([.B$3:.B$32]) - MAX([.B$3:.B$32])) / (MAX([.B$3:.B$32]) - MIN([.B$3:.B$32]))" office:value-type="float" office:value="-0.125" calcext:value-type="float">
            <text:p>-0.12</text:p>
          </table:table-cell>
          <table:table-cell table:style-name="ce2" table:formula="of:=(2 * [.C28] - MIN([.C$3:.C$32]) - MAX([.C$3:.C$32])) / (MAX([.C$3:.C$32]) - MIN([.C$3:.C$32]))" office:value-type="float" office:value="1" calcext:value-type="float">
            <text:p>1.00</text:p>
          </table:table-cell>
          <table:table-cell table:style-name="ce2" table:formula="of:=(2 * [.D28] - MIN([.D$3:.D$32]) - MAX([.D$3:.D$32])) / (MAX([.D$3:.D$32]) - MIN([.D$3:.D$32]))" office:value-type="float" office:value="0.666666666666667" calcext:value-type="float">
            <text:p>0.67</text:p>
          </table:table-cell>
          <table:table-cell table:style-name="ce3" table:formula="of:=1/(1+EXP(-([.B$69]+[.$A61]*[.B$70]+[.$B61]*[.B$71]+[.$C61]*[.B$72]+[.$D61]*[.B$73])))" office:value-type="float" office:value="0.999394104301466" calcext:value-type="float">
            <text:p>1.00</text:p>
          </table:table-cell>
          <table:table-cell table:style-name="ce3" table:formula="of:=1/(1+EXP(-([.C$69]+[.$A61]*[.C$70]+[.$B61]*[.C$71]+[.$C61]*[.C$72]+[.$D61]*[.C$73])))" office:value-type="float" office:value="0.997158877688717" calcext:value-type="float">
            <text:p>1.00</text:p>
          </table:table-cell>
          <table:table-cell table:formula="of:=1/(1+EXP(-([.D$69]+[.$A61]*[.D$70]+[.$B61]*[.D$71]+[.$C61]*[.D$72]+[.$D61]*[.D$73])))" office:value-type="float" office:value="0.995984173140587" calcext:value-type="float">
            <text:p>1.00</text:p>
          </table:table-cell>
          <table:table-cell table:formula="of:=1/(1+EXP(-([.E$69]+[.$A61]*[.E$70]+[.$B61]*[.E$71]+[.$C61]*[.E$72]+[.$D61]*[.E$73])))" office:value-type="float" office:value="0.997421428268779" calcext:value-type="float">
            <text:p>1.00</text:p>
          </table:table-cell>
          <table:table-cell table:formula="of:=1/(1+EXP(-([.F$69]+[.$A61]*[.F$70]+[.$B61]*[.F$71]+[.$C61]*[.F$72]+[.$D61]*[.F$73])))" office:value-type="float" office:value="0.000559018421278113" calcext:value-type="float">
            <text:p>0.00</text:p>
          </table:table-cell>
          <table:table-cell table:formula="of:=1/(1+EXP(-([.B$76]+[.$I61]*[.B$77]+[.$H61]*[.B$78]+[.$G61]*[.B$79]+[.$F61]*[.B$80]+[.$E61]*[.B$81])))" office:value-type="float" office:value="0.0000898354640159204" calcext:value-type="float">
            <text:p>0.00</text:p>
          </table:table-cell>
          <table:table-cell table:formula="of:=1/(1+EXP(-([.C$76]+[.$I61]*[.C$77]+[.$H61]*[.C$78]+[.$G61]*[.C$79]+[.$F61]*[.C$80]+[.$E61]*[.C$81])))" office:value-type="float" office:value="0.00038164370911038" calcext:value-type="float">
            <text:p>0.00</text:p>
          </table:table-cell>
          <table:table-cell table:formula="of:=1/(1+EXP(-([.D$76]+[.$I61]*[.D$77]+[.$H61]*[.D$78]+[.$G61]*[.D$79]+[.$F61]*[.D$80]+[.$E61]*[.D$81])))" office:value-type="float" office:value="0.999449783146631" calcext:value-type="float">
            <text:p>1.00</text:p>
          </table:table-cell>
        </table:table-row>
        <table:table-row table:style-name="ro1">
          <table:table-cell table:style-name="ce2" table:formula="of:=(2 * [.A29] - MIN([.A$3:.A$32]) - MAX([.A$3:.A$32])) / (MAX([.A$3:.A$32]) - MIN([.A$3:.A$32]))" office:value-type="float" office:value="-0.6875" calcext:value-type="float">
            <text:p>-0.69</text:p>
          </table:table-cell>
          <table:table-cell table:style-name="ce2" table:formula="of:=(2 * [.B29] - MIN([.B$3:.B$32]) - MAX([.B$3:.B$32])) / (MAX([.B$3:.B$32]) - MIN([.B$3:.B$32]))" office:value-type="float" office:value="-0.75" calcext:value-type="float">
            <text:p>-0.75</text:p>
          </table:table-cell>
          <table:table-cell table:style-name="ce2" table:formula="of:=(2 * [.C29] - MIN([.C$3:.C$32]) - MAX([.C$3:.C$32])) / (MAX([.C$3:.C$32]) - MIN([.C$3:.C$32]))" office:value-type="float" office:value="0.207547169811321" calcext:value-type="float">
            <text:p>0.21</text:p>
          </table:table-cell>
          <table:table-cell table:style-name="ce2" table:formula="of:=(2 * [.D29] - MIN([.D$3:.D$32]) - MAX([.D$3:.D$32])) / (MAX([.D$3:.D$32]) - MIN([.D$3:.D$32]))" office:value-type="float" office:value="0.333333333333333" calcext:value-type="float">
            <text:p>0.33</text:p>
          </table:table-cell>
          <table:table-cell table:style-name="ce3" table:formula="of:=1/(1+EXP(-([.B$69]+[.$A62]*[.B$70]+[.$B62]*[.B$71]+[.$C62]*[.B$72]+[.$D62]*[.B$73])))" office:value-type="float" office:value="0.989154049719112" calcext:value-type="float">
            <text:p>0.99</text:p>
          </table:table-cell>
          <table:table-cell table:style-name="ce3" table:formula="of:=1/(1+EXP(-([.C$69]+[.$A62]*[.C$70]+[.$B62]*[.C$71]+[.$C62]*[.C$72]+[.$D62]*[.C$73])))" office:value-type="float" office:value="0.721982477237478" calcext:value-type="float">
            <text:p>0.72</text:p>
          </table:table-cell>
          <table:table-cell table:formula="of:=1/(1+EXP(-([.D$69]+[.$A62]*[.D$70]+[.$B62]*[.D$71]+[.$C62]*[.D$72]+[.$D62]*[.D$73])))" office:value-type="float" office:value="0.701302090398975" calcext:value-type="float">
            <text:p>0.70</text:p>
          </table:table-cell>
          <table:table-cell table:formula="of:=1/(1+EXP(-([.E$69]+[.$A62]*[.E$70]+[.$B62]*[.E$71]+[.$C62]*[.E$72]+[.$D62]*[.E$73])))" office:value-type="float" office:value="0.961726466308579" calcext:value-type="float">
            <text:p>0.96</text:p>
          </table:table-cell>
          <table:table-cell table:formula="of:=1/(1+EXP(-([.F$69]+[.$A62]*[.F$70]+[.$B62]*[.F$71]+[.$C62]*[.F$72]+[.$D62]*[.F$73])))" office:value-type="float" office:value="0.0072444678782011" calcext:value-type="float">
            <text:p>0.01</text:p>
          </table:table-cell>
          <table:table-cell table:formula="of:=1/(1+EXP(-([.B$76]+[.$I62]*[.B$77]+[.$H62]*[.B$78]+[.$G62]*[.B$79]+[.$F62]*[.B$80]+[.$E62]*[.B$81])))" office:value-type="float" office:value="0.000282248228617045" calcext:value-type="float">
            <text:p>0.00</text:p>
          </table:table-cell>
          <table:table-cell table:formula="of:=1/(1+EXP(-([.C$76]+[.$I62]*[.C$77]+[.$H62]*[.C$78]+[.$G62]*[.C$79]+[.$F62]*[.C$80]+[.$E62]*[.C$81])))" office:value-type="float" office:value="0.0150151676290371" calcext:value-type="float">
            <text:p>0.02</text:p>
          </table:table-cell>
          <table:table-cell table:formula="of:=1/(1+EXP(-([.D$76]+[.$I62]*[.D$77]+[.$H62]*[.D$78]+[.$G62]*[.D$79]+[.$F62]*[.D$80]+[.$E62]*[.D$81])))" office:value-type="float" office:value="0.980958984993715" calcext:value-type="float">
            <text:p>0.98</text:p>
          </table:table-cell>
        </table:table-row>
        <table:table-row table:style-name="ro1">
          <table:table-cell table:style-name="ce2" table:formula="of:=(2 * [.A30] - MIN([.A$3:.A$32]) - MAX([.A$3:.A$32])) / (MAX([.A$3:.A$32]) - MIN([.A$3:.A$32]))" office:value-type="float" office:value="0.8125" calcext:value-type="float">
            <text:p>0.81</text:p>
          </table:table-cell>
          <table:table-cell table:style-name="ce2" table:formula="of:=(2 * [.B30] - MIN([.B$3:.B$32]) - MAX([.B$3:.B$32])) / (MAX([.B$3:.B$32]) - MIN([.B$3:.B$32]))" office:value-type="float" office:value="-0.25" calcext:value-type="float">
            <text:p>-0.25</text:p>
          </table:table-cell>
          <table:table-cell table:style-name="ce2" table:formula="of:=(2 * [.C30] - MIN([.C$3:.C$32]) - MAX([.C$3:.C$32])) / (MAX([.C$3:.C$32]) - MIN([.C$3:.C$32]))" office:value-type="float" office:value="0.886792452830189" calcext:value-type="float">
            <text:p>0.89</text:p>
          </table:table-cell>
          <table:table-cell table:style-name="ce2" table:formula="of:=(2 * [.D30] - MIN([.D$3:.D$32]) - MAX([.D$3:.D$32])) / (MAX([.D$3:.D$32]) - MIN([.D$3:.D$32]))" office:value-type="float" office:value="0.416666666666667" calcext:value-type="float">
            <text:p>0.42</text:p>
          </table:table-cell>
          <table:table-cell table:style-name="ce3" table:formula="of:=1/(1+EXP(-([.B$69]+[.$A63]*[.B$70]+[.$B63]*[.B$71]+[.$C63]*[.B$72]+[.$D63]*[.B$73])))" office:value-type="float" office:value="0.998524604980294" calcext:value-type="float">
            <text:p>1.00</text:p>
          </table:table-cell>
          <table:table-cell table:style-name="ce3" table:formula="of:=1/(1+EXP(-([.C$69]+[.$A63]*[.C$70]+[.$B63]*[.C$71]+[.$C63]*[.C$72]+[.$D63]*[.C$73])))" office:value-type="float" office:value="0.973453839106314" calcext:value-type="float">
            <text:p>0.97</text:p>
          </table:table-cell>
          <table:table-cell table:formula="of:=1/(1+EXP(-([.D$69]+[.$A63]*[.D$70]+[.$B63]*[.D$71]+[.$C63]*[.D$72]+[.$D63]*[.D$73])))" office:value-type="float" office:value="0.967764243087151" calcext:value-type="float">
            <text:p>0.97</text:p>
          </table:table-cell>
          <table:table-cell table:formula="of:=1/(1+EXP(-([.E$69]+[.$A63]*[.E$70]+[.$B63]*[.E$71]+[.$C63]*[.E$72]+[.$D63]*[.E$73])))" office:value-type="float" office:value="0.995129375179819" calcext:value-type="float">
            <text:p>1.00</text:p>
          </table:table-cell>
          <table:table-cell table:formula="of:=1/(1+EXP(-([.F$69]+[.$A63]*[.F$70]+[.$B63]*[.F$71]+[.$C63]*[.F$72]+[.$D63]*[.F$73])))" office:value-type="float" office:value="0.00136650788259827" calcext:value-type="float">
            <text:p>0.00</text:p>
          </table:table-cell>
          <table:table-cell table:formula="of:=1/(1+EXP(-([.B$76]+[.$I63]*[.B$77]+[.$H63]*[.B$78]+[.$G63]*[.B$79]+[.$F63]*[.B$80]+[.$E63]*[.B$81])))" office:value-type="float" office:value="0.0000995698351178135" calcext:value-type="float">
            <text:p>0.00</text:p>
          </table:table-cell>
          <table:table-cell table:formula="of:=1/(1+EXP(-([.C$76]+[.$I63]*[.C$77]+[.$H63]*[.C$78]+[.$G63]*[.C$79]+[.$F63]*[.C$80]+[.$E63]*[.C$81])))" office:value-type="float" office:value="0.000534164385965221" calcext:value-type="float">
            <text:p>0.00</text:p>
          </table:table-cell>
          <table:table-cell table:formula="of:=1/(1+EXP(-([.D$76]+[.$I63]*[.D$77]+[.$H63]*[.D$78]+[.$G63]*[.D$79]+[.$F63]*[.D$80]+[.$E63]*[.D$81])))" office:value-type="float" office:value="0.999238062924368" calcext:value-type="float">
            <text:p>1.00</text:p>
          </table:table-cell>
        </table:table-row>
        <table:table-row table:style-name="ro1">
          <table:table-cell table:style-name="ce2" table:formula="of:=(2 * [.A31] - MIN([.A$3:.A$32]) - MAX([.A$3:.A$32])) / (MAX([.A$3:.A$32]) - MIN([.A$3:.A$32]))" office:value-type="float" office:value="0.4375" calcext:value-type="float">
            <text:p>0.44</text:p>
          </table:table-cell>
          <table:table-cell table:style-name="ce2" table:formula="of:=(2 * [.B31] - MIN([.B$3:.B$32]) - MAX([.B$3:.B$32])) / (MAX([.B$3:.B$32]) - MIN([.B$3:.B$32]))" office:value-type="float" office:value="-0.75" calcext:value-type="float">
            <text:p>-0.75</text:p>
          </table:table-cell>
          <table:table-cell table:style-name="ce2" table:formula="of:=(2 * [.C31] - MIN([.C$3:.C$32]) - MAX([.C$3:.C$32])) / (MAX([.C$3:.C$32]) - MIN([.C$3:.C$32]))" office:value-type="float" office:value="0.69811320754717" calcext:value-type="float">
            <text:p>0.70</text:p>
          </table:table-cell>
          <table:table-cell table:style-name="ce2" table:formula="of:=(2 * [.D31] - MIN([.D$3:.D$32]) - MAX([.D$3:.D$32])) / (MAX([.D$3:.D$32]) - MIN([.D$3:.D$32]))" office:value-type="float" office:value="0.416666666666667" calcext:value-type="float">
            <text:p>0.42</text:p>
          </table:table-cell>
          <table:table-cell table:style-name="ce3" table:formula="of:=1/(1+EXP(-([.B$69]+[.$A64]*[.B$70]+[.$B64]*[.B$71]+[.$C64]*[.B$72]+[.$D64]*[.B$73])))" office:value-type="float" office:value="0.99875362834668" calcext:value-type="float">
            <text:p>1.00</text:p>
          </table:table-cell>
          <table:table-cell table:style-name="ce3" table:formula="of:=1/(1+EXP(-([.C$69]+[.$A64]*[.C$70]+[.$B64]*[.C$71]+[.$C64]*[.C$72]+[.$D64]*[.C$73])))" office:value-type="float" office:value="0.980198489967879" calcext:value-type="float">
            <text:p>0.98</text:p>
          </table:table-cell>
          <table:table-cell table:formula="of:=1/(1+EXP(-([.D$69]+[.$A64]*[.D$70]+[.$B64]*[.D$71]+[.$C64]*[.D$72]+[.$D64]*[.D$73])))" office:value-type="float" office:value="0.974960640043953" calcext:value-type="float">
            <text:p>0.97</text:p>
          </table:table-cell>
          <table:table-cell table:formula="of:=1/(1+EXP(-([.E$69]+[.$A64]*[.E$70]+[.$B64]*[.E$71]+[.$C64]*[.E$72]+[.$D64]*[.E$73])))" office:value-type="float" office:value="0.994996778616441" calcext:value-type="float">
            <text:p>0.99</text:p>
          </table:table-cell>
          <table:table-cell table:formula="of:=1/(1+EXP(-([.F$69]+[.$A64]*[.F$70]+[.$B64]*[.F$71]+[.$C64]*[.F$72]+[.$D64]*[.F$73])))" office:value-type="float" office:value="0.000918260849621628" calcext:value-type="float">
            <text:p>0.00</text:p>
          </table:table-cell>
          <table:table-cell table:formula="of:=1/(1+EXP(-([.B$76]+[.$I64]*[.B$77]+[.$H64]*[.B$78]+[.$G64]*[.B$79]+[.$F64]*[.B$80]+[.$E64]*[.B$81])))" office:value-type="float" office:value="0.0000968982924797577" calcext:value-type="float">
            <text:p>0.00</text:p>
          </table:table-cell>
          <table:table-cell table:formula="of:=1/(1+EXP(-([.C$76]+[.$I64]*[.C$77]+[.$H64]*[.C$78]+[.$G64]*[.C$79]+[.$F64]*[.C$80]+[.$E64]*[.C$81])))" office:value-type="float" office:value="0.000487780613183982" calcext:value-type="float">
            <text:p>0.00</text:p>
          </table:table-cell>
          <table:table-cell table:formula="of:=1/(1+EXP(-([.D$76]+[.$I64]*[.D$77]+[.$H64]*[.D$78]+[.$G64]*[.D$79]+[.$F64]*[.D$80]+[.$E64]*[.D$81])))" office:value-type="float" office:value="0.999303194617843" calcext:value-type="float">
            <text:p>1.00</text:p>
          </table:table-cell>
        </table:table-row>
        <table:table-row table:style-name="ro1">
          <table:table-cell table:style-name="ce2" table:formula="of:=(2 * [.A32] - MIN([.A$3:.A$32]) - MAX([.A$3:.A$32])) / (MAX([.A$3:.A$32]) - MIN([.A$3:.A$32]))" office:value-type="float" office:value="0.75" calcext:value-type="float">
            <text:p>0.75</text:p>
          </table:table-cell>
          <table:table-cell table:style-name="ce2" table:formula="of:=(2 * [.B32] - MIN([.B$3:.B$32]) - MAX([.B$3:.B$32])) / (MAX([.B$3:.B$32]) - MIN([.B$3:.B$32]))" office:value-type="float" office:value="0.625" calcext:value-type="float">
            <text:p>0.63</text:p>
          </table:table-cell>
          <table:table-cell table:style-name="ce2" table:formula="of:=(2 * [.C32] - MIN([.C$3:.C$32]) - MAX([.C$3:.C$32])) / (MAX([.C$3:.C$32]) - MIN([.C$3:.C$32]))" office:value-type="float" office:value="0.811320754716981" calcext:value-type="float">
            <text:p>0.81</text:p>
          </table:table-cell>
          <table:table-cell table:style-name="ce2" table:formula="of:=(2 * [.D32] - MIN([.D$3:.D$32]) - MAX([.D$3:.D$32])) / (MAX([.D$3:.D$32]) - MIN([.D$3:.D$32]))" office:value-type="float" office:value="1" calcext:value-type="float">
            <text:p>1.00</text:p>
          </table:table-cell>
          <table:table-cell table:style-name="ce3" table:formula="of:=1/(1+EXP(-([.B$69]+[.$A65]*[.B$70]+[.$B65]*[.B$71]+[.$C65]*[.B$72]+[.$D65]*[.B$73])))" office:value-type="float" office:value="0.998329125802487" calcext:value-type="float">
            <text:p>1.00</text:p>
          </table:table-cell>
          <table:table-cell table:style-name="ce3" table:formula="of:=1/(1+EXP(-([.C$69]+[.$A65]*[.C$70]+[.$B65]*[.C$71]+[.$C65]*[.C$72]+[.$D65]*[.C$73])))" office:value-type="float" office:value="0.995617106671119" calcext:value-type="float">
            <text:p>1.00</text:p>
          </table:table-cell>
          <table:table-cell table:formula="of:=1/(1+EXP(-([.D$69]+[.$A65]*[.D$70]+[.$B65]*[.D$71]+[.$C65]*[.D$72]+[.$D65]*[.D$73])))" office:value-type="float" office:value="0.993851590209531" calcext:value-type="float">
            <text:p>0.99</text:p>
          </table:table-cell>
          <table:table-cell table:formula="of:=1/(1+EXP(-([.E$69]+[.$A65]*[.E$70]+[.$B65]*[.E$71]+[.$C65]*[.E$72]+[.$D65]*[.E$73])))" office:value-type="float" office:value="0.992800927857058" calcext:value-type="float">
            <text:p>0.99</text:p>
          </table:table-cell>
          <table:table-cell table:formula="of:=1/(1+EXP(-([.F$69]+[.$A65]*[.F$70]+[.$B65]*[.F$71]+[.$C65]*[.F$72]+[.$D65]*[.F$73])))" office:value-type="float" office:value="0.00187794521825263" calcext:value-type="float">
            <text:p>0.00</text:p>
          </table:table-cell>
          <table:table-cell table:formula="of:=1/(1+EXP(-([.B$76]+[.$I65]*[.B$77]+[.$H65]*[.B$78]+[.$G65]*[.B$79]+[.$F65]*[.B$80]+[.$E65]*[.B$81])))" office:value-type="float" office:value="0.0000923107261894805" calcext:value-type="float">
            <text:p>0.00</text:p>
          </table:table-cell>
          <table:table-cell table:formula="of:=1/(1+EXP(-([.C$76]+[.$I65]*[.C$77]+[.$H65]*[.C$78]+[.$G65]*[.C$79]+[.$F65]*[.C$80]+[.$E65]*[.C$81])))" office:value-type="float" office:value="0.000383131881026233" calcext:value-type="float">
            <text:p>0.00</text:p>
          </table:table-cell>
          <table:table-cell table:formula="of:=1/(1+EXP(-([.D$76]+[.$I65]*[.D$77]+[.$H65]*[.D$78]+[.$G65]*[.D$79]+[.$F65]*[.D$80]+[.$E65]*[.D$81])))" office:value-type="float" office:value="0.999435232446348" calcext:value-type="float">
            <text:p>1.00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N7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3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bias</text:p>
          </table:table-cell>
          <table:table-cell office:value-type="float" office:value="2.11984768464984" calcext:value-type="float">
            <text:p>2.11984768464984</text:p>
          </table:table-cell>
          <table:table-cell office:value-type="float" office:value="-6.09759971119307" calcext:value-type="float">
            <text:p>-6.09759971119307</text:p>
          </table:table-cell>
          <table:table-cell office:value-type="float" office:value="-5.68416633545165" calcext:value-type="float">
            <text:p>-5.68416633545165</text:p>
          </table:table-cell>
          <table:table-cell office:value-type="float" office:value="1.81205441015371" calcext:value-type="float">
            <text:p>1.81205441015371</text:p>
          </table:table-cell>
          <table:table-cell office:value-type="float" office:value="-1.94610645339898" calcext:value-type="float">
            <text:p>-1.94610645339898</text:p>
          </table:table-cell>
          <table:table-cell table:style-name="Default" table:number-columns-repeated="2"/>
          <table:table-cell table:style-name="ce4" office:value-type="string" calcext:value-type="string">
            <text:p>prob_Iris-setosa</text:p>
          </table:table-cell>
          <table:table-cell table:style-name="ce4" office:value-type="string" calcext:value-type="string">
            <text:p>prob_Iris-versicolor</text:p>
          </table:table-cell>
          <table:table-cell table:style-name="ce4" office:value-type="string" calcext:value-type="string">
            <text:p>prob_Iris-virginica</text:p>
          </table:table-cell>
          <table:table-cell table:style-name="Default"/>
        </table:table-row>
        <table:table-row table:style-name="ro1">
          <table:table-cell office:value-type="string" calcext:value-type="string">
            <text:p>sepallength</text:p>
          </table:table-cell>
          <table:table-cell office:value-type="float" office:value="0.591794597002382" calcext:value-type="float">
            <text:p>0.591794597002382</text:p>
          </table:table-cell>
          <table:table-cell office:value-type="float" office:value="-1.36705138733306" calcext:value-type="float">
            <text:p>-1.36705138733306</text:p>
          </table:table-cell>
          <table:table-cell office:value-type="float" office:value="-1.22407517529991" calcext:value-type="float">
            <text:p>-1.22407517529991</text:p>
          </table:table-cell>
          <table:table-cell office:value-type="float" office:value="0.828791643803371" calcext:value-type="float">
            <text:p>0.828791643803371</text:p>
          </table:table-cell>
          <table:table-cell office:value-type="float" office:value="-0.372838144713995" calcext:value-type="float">
            <text:p>-0.372838144713995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sepalwidth</text:p>
          </table:table-cell>
          <table:table-cell office:value-type="float" office:value="-1.76013659922037" calcext:value-type="float">
            <text:p>-1.76013659922037</text:p>
          </table:table-cell>
          <table:table-cell office:value-type="float" office:value="-2.52643223110945" calcext:value-type="float">
            <text:p>-2.52643223110945</text:p>
          </table:table-cell>
          <table:table-cell office:value-type="float" office:value="-2.35778405841897" calcext:value-type="float">
            <text:p>-2.35778405841897</text:p>
          </table:table-cell>
          <table:table-cell office:value-type="float" office:value="-1.33406320891409" calcext:value-type="float">
            <text:p>-1.33406320891409</text:p>
          </table:table-cell>
          <table:table-cell office:value-type="float" office:value="2.14890131710066" calcext:value-type="float">
            <text:p>2.14890131710066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petallength</text:p>
          </table:table-cell>
          <table:table-cell office:value-type="float" office:value="2.59290246078508" calcext:value-type="float">
            <text:p>2.59290246078508</text:p>
          </table:table-cell>
          <table:table-cell office:value-type="float" office:value="7.82189243337013" calcext:value-type="float">
            <text:p>7.82189243337013</text:p>
          </table:table-cell>
          <table:table-cell office:value-type="float" office:value="7.30278685096815" calcext:value-type="float">
            <text:p>7.30278685096815</text:p>
          </table:table-cell>
          <table:table-cell office:value-type="float" office:value="2.03110705090286" calcext:value-type="float">
            <text:p>2.03110705090286</text:p>
          </table:table-cell>
          <table:table-cell office:value-type="float" office:value="-2.84427320102656" calcext:value-type="float">
            <text:p>-2.84427320102656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petalwidth</text:p>
          </table:table-cell>
          <table:table-cell office:value-type="float" office:value="2.82545220700721" calcext:value-type="float">
            <text:p>2.82545220700721</text:p>
          </table:table-cell>
          <table:table-cell office:value-type="float" office:value="7.78149839272492" calcext:value-type="float">
            <text:p>7.78149839272492</text:p>
          </table:table-cell>
          <table:table-cell office:value-type="float" office:value="7.23632962613112" calcext:value-type="float">
            <text:p>7.23632962613112</text:p>
          </table:table-cell>
          <table:table-cell office:value-type="float" office:value="1.67884007690972" calcext:value-type="float">
            <text:p>1.67884007690972</text:p>
          </table:table-cell>
          <table:table-cell office:value-type="float" office:value="-3.0854077392882" calcext:value-type="float">
            <text:p>-3.0854077392882</text:p>
          </table:table-cell>
          <table:table-cell table:style-name="Default" table:number-columns-repeated="6"/>
        </table:table-row>
        <table:table-row table:style-name="ro1">
          <table:table-cell table:number-columns-repeated="6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N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bias</text:p>
          </table:table-cell>
          <table:table-cell office:value-type="float" office:value="0.515815693808953" calcext:value-type="float">
            <text:p>0.515815693808953</text:p>
          </table:table-cell>
          <table:table-cell office:value-type="float" office:value="-0.0904522498265778" calcext:value-type="float">
            <text:p>-0.0904522498265778</text:p>
          </table:table-cell>
          <table:table-cell office:value-type="float" office:value="-4.83256420110149" calcext:value-type="float">
            <text:p>-4.83256420110149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4.93293547637192" calcext:value-type="float">
            <text:p>4.93293547637192</text:p>
          </table:table-cell>
          <table:table-cell office:value-type="float" office:value="-5.39624964354062" calcext:value-type="float">
            <text:p>-5.39624964354062</text:p>
          </table:table-cell>
          <table:table-cell office:value-type="float" office:value="-4.93201847770111" calcext:value-type="float">
            <text:p>-4.93201847770111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-2.11301880815213" calcext:value-type="float">
            <text:p>-2.11301880815213</text:p>
          </table:table-cell>
          <table:table-cell office:value-type="float" office:value="2.12393143289957" calcext:value-type="float">
            <text:p>2.12393143289957</text:p>
          </table:table-cell>
          <table:table-cell office:value-type="float" office:value="-0.865971926036019" calcext:value-type="float">
            <text:p>-0.865971926036019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-1.7000689011699" calcext:value-type="float">
            <text:p>-1.7000689011699</text:p>
          </table:table-cell>
          <table:table-cell office:value-type="float" office:value="-6.4518034447326" calcext:value-type="float">
            <text:p>-6.4518034447326</text:p>
          </table:table-cell>
          <table:table-cell office:value-type="float" office:value="6.01269993355903" calcext:value-type="float">
            <text:p>6.01269993355903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-1.78811809491185" calcext:value-type="float">
            <text:p>-1.78811809491185</text:p>
          </table:table-cell>
          <table:table-cell office:value-type="float" office:value="-7.02818766236878" calcext:value-type="float">
            <text:p>-7.02818766236878</text:p>
          </table:table-cell>
          <table:table-cell office:value-type="float" office:value="6.47226763786834" calcext:value-type="float">
            <text:p>6.47226763786834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N7</text:p>
          </table:table-cell>
          <table:table-cell office:value-type="float" office:value="-4.25474233548547" calcext:value-type="float">
            <text:p>-4.25474233548547</text:p>
          </table:table-cell>
          <table:table-cell office:value-type="float" office:value="3.54063185710666" calcext:value-type="float">
            <text:p>3.54063185710666</text:p>
          </table:table-cell>
          <table:table-cell office:value-type="float" office:value="0.761736383157712" calcext:value-type="float">
            <text:p>0.761736383157712</text:p>
          </table:table-cell>
          <table:table-cell table:number-columns-repeated="2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0:09:28.687946564</meta:creation-date>
    <dc:date>2023-04-19T01:00:53.114623131</dc:date>
    <meta:editing-duration>PT51M20S</meta:editing-duration>
    <meta:editing-cycles>14</meta:editing-cycles>
    <meta:generator>LibreOffice/7.4.6.2$Linux_X86_64 LibreOffice_project/40$Build-2</meta:generator>
    <meta:document-statistic meta:table-count="1" meta:cell-count="780" meta:object-count="0"/>
  </office:meta>
</office:document-meta>
</file>